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28in"/>
    </style:style>
    <style:style style:name="co3" style:family="table-column">
      <style:table-column-properties fo:break-before="auto" style:column-width="1.2953in"/>
    </style:style>
    <style:style style:name="co4" style:family="table-column">
      <style:table-column-properties fo:break-before="auto" style:column-width="2.111in"/>
    </style:style>
    <style:style style:name="co5" style:family="table-column">
      <style:table-column-properties fo:break-before="auto" style:column-width="0.6965in"/>
    </style:style>
    <style:style style:name="co6" style:family="table-column">
      <style:table-column-properties fo:break-before="auto" style:column-width="2.0898in"/>
    </style:style>
    <style:style style:name="co7" style:family="table-column">
      <style:table-column-properties fo:break-before="auto" style:column-width="2.7972in"/>
    </style:style>
    <style:style style:name="co8" style:family="table-column">
      <style:table-column-properties fo:break-before="auto" style:column-width="1.3819in"/>
    </style:style>
    <style:style style:name="co9" style:family="table-column">
      <style:table-column-properties fo:break-before="auto" style:column-width="1.2839in"/>
    </style:style>
    <style:style style:name="co10" style:family="table-column">
      <style:table-column-properties fo:break-before="auto" style:column-width="2.8075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taff" table:style-name="ta1">
        <table:table-column table:style-name="co1" table:default-cell-style-name="ce2"/>
        <table:table-column table:style-name="co1" table:number-columns-repeated="4" table:default-cell-style-name="ce3"/>
        <table:table-column table:style-name="co1" table:default-cell-style-name="ce5"/>
        <table:table-column table:style-name="co1" table:number-columns-repeated="5" table:default-cell-style-name="ce3"/>
        <table:table-column table:style-name="co1" table:default-cell-style-name="ce5"/>
        <table:table-column table:style-name="co1" table:number-columns-repeated="3" table:default-cell-style-name="ce3"/>
        <table:table-column table:style-name="co1" table:default-cell-style-name="ce6"/>
        <table:table-row table:style-name="ro1">
          <table:table-cell table:style-name="ce1" office:value-type="string">
            <text:p>Sr.No.</text:p>
          </table:table-cell>
          <table:table-cell table:style-name="ce1" office:value-type="string">
            <text:p>Employee (Type)</text:p>
          </table:table-cell>
          <table:table-cell table:style-name="ce4" office:value-type="string">
            <text:p>Current designation of employee</text:p>
          </table:table-cell>
          <table:table-cell table:style-name="ce4" office:value-type="string">
            <text:p>name of employee</text:p>
          </table:table-cell>
          <table:table-cell table:style-name="ce4" office:value-type="string">
            <text:p>father's name</text:p>
          </table:table-cell>
          <table:table-cell table:style-name="ce4" office:value-type="string">
            <text:p>date of birth</text:p>
          </table:table-cell>
          <table:table-cell table:style-name="ce4" office:value-type="string">
            <text:p>Gender</text:p>
          </table:table-cell>
          <table:table-cell table:style-name="ce4" office:value-type="string">
            <text:p>caste</text:p>
          </table:table-cell>
          <table:table-cell table:style-name="ce4" office:value-type="string">
            <text:p>Educational qualification</text:p>
          </table:table-cell>
          <table:table-cell table:style-name="ce4" office:value-type="string">
            <text:p>Pacific ability</text:p>
          </table:table-cell>
          <table:table-cell table:style-name="ce1" office:value-type="string">
            <text:p>Is the teacher RTET / REET / CTET qualified?</text:p>
          </table:table-cell>
          <table:table-cell table:style-name="ce4" office:value-type="string">
            <text:p>Appointment Date</text:p>
          </table:table-cell>
          <table:table-cell table:style-name="ce1" office:value-type="string">
            <text:p>Employee's Mobile No.</text:p>
          </table:table-cell>
          <table:table-cell table:style-name="ce4" office:value-type="string">
            <text:p>Current employee's subject</text:p>
          </table:table-cell>
          <table:table-cell table:style-name="ce4" office:value-type="string">
            <text:p>relieve date</text:p>
          </table:table-cell>
          <table:table-cell table:style-name="ce4" office:value-type="string">
            <text:p>Relieve statu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eaching</text:p>
          </table:table-cell>
          <table:table-cell office:value-type="string">
            <text:p>Prinicipal</text:p>
          </table:table-cell>
          <table:table-cell office:value-type="string">
            <text:p>TANVI DESHMUKH</text:p>
          </table:table-cell>
          <table:table-cell office:value-type="string">
            <text:p>SHIVRAJ DESHMUKH</text:p>
          </table:table-cell>
          <table:table-cell office:value-type="date" office:date-value="1983-04-06">
            <text:p>04/06/83</text:p>
          </table:table-cell>
          <table:table-cell office:value-type="string">
            <text:p>Female</text:p>
          </table:table-cell>
          <table:table-cell office:value-type="string">
            <text:p>GENERAL</text:p>
          </table:table-cell>
          <table:table-cell office:value-type="string">
            <text:p>Post Graduate</text:p>
          </table:table-cell>
          <table:table-cell office:value-type="string">
            <text:p>B.Ed.</text:p>
          </table:table-cell>
          <table:table-cell office:value-type="string">
            <text:p>No</text:p>
          </table:table-cell>
          <table:table-cell office:value-type="date" office:date-value="2016-01-08">
            <text:p>01/08/16</text:p>
          </table:table-cell>
          <table:table-cell office:value-type="float" office:value="9782581389">
            <text:p>9782581389</text:p>
          </table:table-cell>
          <table:table-cell office:value-type="string">
            <text:p>Social Studies</text:p>
          </table:table-cell>
          <table:table-cell office:value-type="string">
            <text:p> <text:a xlink:href="javascript:void(0)" xlink:type="simple"> </text:a> 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Teaching</text:p>
          </table:table-cell>
          <table:table-cell office:value-type="string">
            <text:p>TGT Or Senior Teacher</text:p>
          </table:table-cell>
          <table:table-cell office:value-type="string">
            <text:p>JAGJIVAN PRASAD SHARMA</text:p>
          </table:table-cell>
          <table:table-cell office:value-type="string">
            <text:p>GIRIRAJ PRASAD SHARMA</text:p>
          </table:table-cell>
          <table:table-cell office:value-type="date" office:date-value="1991-01-02">
            <text:p>01/02/91</text:p>
          </table:table-cell>
          <table:table-cell office:value-type="string">
            <text:p>Male</text:p>
          </table:table-cell>
          <table:table-cell office:value-type="string">
            <text:p>GENERAL</text:p>
          </table:table-cell>
          <table:table-cell office:value-type="string">
            <text:p>Post Graduate</text:p>
          </table:table-cell>
          <table:table-cell office:value-type="string">
            <text:p>B.Ed.</text:p>
          </table:table-cell>
          <table:table-cell office:value-type="string">
            <text:p>No</text:p>
          </table:table-cell>
          <table:table-cell office:value-type="date" office:date-value="2017-01-07">
            <text:p>01/07/17</text:p>
          </table:table-cell>
          <table:table-cell office:value-type="float" office:value="7791943197">
            <text:p>7791943197</text:p>
          </table:table-cell>
          <table:table-cell office:value-type="string">
            <text:p>Sanskrit</text:p>
          </table:table-cell>
          <table:table-cell office:value-type="string">
            <text:p> <text:a xlink:href="javascript:void(0)" xlink:type="simple"> </text:a> </text:p>
          </table:table-cell>
          <table:table-cell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Teaching</text:p>
          </table:table-cell>
          <table:table-cell office:value-type="string">
            <text:p>Computer Operator</text:p>
          </table:table-cell>
          <table:table-cell office:value-type="string">
            <text:p>SONIYA GUPTA</text:p>
          </table:table-cell>
          <table:table-cell office:value-type="string">
            <text:p>SUBHASH CHANDRA GUPTA</text:p>
          </table:table-cell>
          <table:table-cell office:value-type="date" office:date-value="1996-11-05">
            <text:p>11/05/96</text:p>
          </table:table-cell>
          <table:table-cell office:value-type="string">
            <text:p>Female</text:p>
          </table:table-cell>
          <table:table-cell office:value-type="string">
            <text:p>GENERAL</text:p>
          </table:table-cell>
          <table:table-cell office:value-type="string">
            <text:p>Graduate</text:p>
          </table:table-cell>
          <table:table-cell office:value-type="string">
            <text:p>No Any Qualification</text:p>
          </table:table-cell>
          <table:table-cell office:value-type="string">
            <text:p>No</text:p>
          </table:table-cell>
          <table:table-cell office:value-type="date" office:date-value="2016-01-07">
            <text:p>01/07/16</text:p>
          </table:table-cell>
          <table:table-cell office:value-type="float" office:value="7357271664">
            <text:p>7357271664</text:p>
          </table:table-cell>
          <table:table-cell office:value-type="string">
            <text:p>Mathematics</text:p>
          </table:table-cell>
          <table:table-cell office:value-type="string">
            <text:p> <text:a xlink:href="javascript:void(0)" xlink:type="simple"> </text:a> </text:p>
          </table:table-cell>
          <table:table-cell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Teaching</text:p>
          </table:table-cell>
          <table:table-cell office:value-type="string">
            <text:p>PGT Or Lecturer</text:p>
          </table:table-cell>
          <table:table-cell office:value-type="string">
            <text:p>SHIKHA KHANDELAL</text:p>
          </table:table-cell>
          <table:table-cell office:value-type="string">
            <text:p>BRIJ BIHARI KHANDELWAL</text:p>
          </table:table-cell>
          <table:table-cell table:style-name="ce3" office:value-type="string">
            <text:p>16/07/1994</text:p>
          </table:table-cell>
          <table:table-cell office:value-type="string">
            <text:p>Female</text:p>
          </table:table-cell>
          <table:table-cell office:value-type="string">
            <text:p>GENERAL</text:p>
          </table:table-cell>
          <table:table-cell office:value-type="string">
            <text:p>Post Graduate</text:p>
          </table:table-cell>
          <table:table-cell office:value-type="string">
            <text:p>B.Ed.</text:p>
          </table:table-cell>
          <table:table-cell office:value-type="string">
            <text:p>No</text:p>
          </table:table-cell>
          <table:table-cell office:value-type="date" office:date-value="2014-01-11">
            <text:p>01/11/14</text:p>
          </table:table-cell>
          <table:table-cell office:value-type="float" office:value="7737585898">
            <text:p>7737585898</text:p>
          </table:table-cell>
          <table:table-cell office:value-type="string">
            <text:p>English</text:p>
          </table:table-cell>
          <table:table-cell office:value-type="string">
            <text:p> <text:a xlink:href="javascript:void(0)" xlink:type="simple"> </text:a> 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eaching</text:p>
          </table:table-cell>
          <table:table-cell office:value-type="string">
            <text:p>TGT Or Senior Teacher</text:p>
          </table:table-cell>
          <table:table-cell office:value-type="string">
            <text:p>BHAWANA SHARMA</text:p>
          </table:table-cell>
          <table:table-cell office:value-type="string">
            <text:p>LALLU RAM SHARMA</text:p>
          </table:table-cell>
          <table:table-cell office:value-type="date" office:date-value="1994-02-08">
            <text:p>02/08/94</text:p>
          </table:table-cell>
          <table:table-cell office:value-type="string">
            <text:p>Female</text:p>
          </table:table-cell>
          <table:table-cell office:value-type="string">
            <text:p>GENERAL</text:p>
          </table:table-cell>
          <table:table-cell office:value-type="string">
            <text:p>Graduate</text:p>
          </table:table-cell>
          <table:table-cell office:value-type="string">
            <text:p>B.Ed.</text:p>
          </table:table-cell>
          <table:table-cell office:value-type="string">
            <text:p>No</text:p>
          </table:table-cell>
          <table:table-cell office:value-type="date" office:date-value="2015-01-07">
            <text:p>01/07/15</text:p>
          </table:table-cell>
          <table:table-cell office:value-type="float" office:value="7220988460">
            <text:p>7220988460</text:p>
          </table:table-cell>
          <table:table-cell office:value-type="string">
            <text:p>English</text:p>
          </table:table-cell>
          <table:table-cell office:value-type="string">
            <text:p> <text:a xlink:href="javascript:void(0)" xlink:type="simple"> </text:a> </text:p>
          </table:table-cell>
          <table:table-cell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Teaching</text:p>
          </table:table-cell>
          <table:table-cell office:value-type="string">
            <text:p>TGT Or Senior Teacher</text:p>
          </table:table-cell>
          <table:table-cell office:value-type="string">
            <text:p>TEJ PRAKASH SONI</text:p>
          </table:table-cell>
          <table:table-cell office:value-type="string">
            <text:p>BABU LAL SONI</text:p>
          </table:table-cell>
          <table:table-cell table:style-name="ce3" office:value-type="string">
            <text:p>24/07/1992</text:p>
          </table:table-cell>
          <table:table-cell office:value-type="string">
            <text:p>Male</text:p>
          </table:table-cell>
          <table:table-cell office:value-type="string">
            <text:p>OBC</text:p>
          </table:table-cell>
          <table:table-cell office:value-type="string">
            <text:p>Post Graduate</text:p>
          </table:table-cell>
          <table:table-cell office:value-type="string">
            <text:p>B.Ed.</text:p>
          </table:table-cell>
          <table:table-cell office:value-type="string">
            <text:p>No</text:p>
          </table:table-cell>
          <table:table-cell office:value-type="date" office:date-value="2014-01-07">
            <text:p>01/07/14</text:p>
          </table:table-cell>
          <table:table-cell office:value-type="float" office:value="9680308347">
            <text:p>9680308347</text:p>
          </table:table-cell>
          <table:table-cell office:value-type="string">
            <text:p>Mathematics</text:p>
          </table:table-cell>
          <table:table-cell office:value-type="string">
            <text:p> <text:a xlink:href="javascript:void(0)" xlink:type="simple"> </text:a> 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eaching</text:p>
          </table:table-cell>
          <table:table-cell office:value-type="string">
            <text:p>TGT Or Senior Teacher</text:p>
          </table:table-cell>
          <table:table-cell office:value-type="string">
            <text:p>MANISHA SHARMA</text:p>
          </table:table-cell>
          <table:table-cell office:value-type="string">
            <text:p>GIRRIRAJ SHARMA</text:p>
          </table:table-cell>
          <table:table-cell office:value-type="date" office:date-value="1996-01-08">
            <text:p>01/08/96</text:p>
          </table:table-cell>
          <table:table-cell office:value-type="string">
            <text:p>Female</text:p>
          </table:table-cell>
          <table:table-cell office:value-type="string">
            <text:p>GENERAL</text:p>
          </table:table-cell>
          <table:table-cell office:value-type="string">
            <text:p>Graduate</text:p>
          </table:table-cell>
          <table:table-cell office:value-type="string">
            <text:p>B.Ed.</text:p>
          </table:table-cell>
          <table:table-cell office:value-type="string">
            <text:p>No</text:p>
          </table:table-cell>
          <table:table-cell office:value-type="date" office:date-value="2017-01-07">
            <text:p>01/07/17</text:p>
          </table:table-cell>
          <table:table-cell office:value-type="float" office:value="7062464094">
            <text:p>7062464094</text:p>
          </table:table-cell>
          <table:table-cell office:value-type="string">
            <text:p>Hindi</text:p>
          </table:table-cell>
          <table:table-cell office:value-type="string">
            <text:p> <text:a xlink:href="javascript:void(0)" xlink:type="simple"> </text:a> 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eaching</text:p>
          </table:table-cell>
          <table:table-cell office:value-type="string">
            <text:p>Teacher Level 2</text:p>
          </table:table-cell>
          <table:table-cell office:value-type="string">
            <text:p>MEENA SHARMA</text:p>
          </table:table-cell>
          <table:table-cell office:value-type="string">
            <text:p>NATHU LAL SHARMA</text:p>
          </table:table-cell>
          <table:table-cell table:style-name="ce3" office:value-type="string">
            <text:p>15/10/1995</text:p>
          </table:table-cell>
          <table:table-cell office:value-type="string">
            <text:p>Female</text:p>
          </table:table-cell>
          <table:table-cell office:value-type="string">
            <text:p>GENERAL</text:p>
          </table:table-cell>
          <table:table-cell office:value-type="string">
            <text:p>Graduate</text:p>
          </table:table-cell>
          <table:table-cell office:value-type="string">
            <text:p>B.Ed.</text:p>
          </table:table-cell>
          <table:table-cell office:value-type="string">
            <text:p>No</text:p>
          </table:table-cell>
          <table:table-cell office:value-type="date" office:date-value="2017-01-07">
            <text:p>01/07/17</text:p>
          </table:table-cell>
          <table:table-cell office:value-type="float" office:value="9799807311">
            <text:p>9799807311</text:p>
          </table:table-cell>
          <table:table-cell office:value-type="string">
            <text:p>Social Studies</text:p>
          </table:table-cell>
          <table:table-cell office:value-type="string">
            <text:p> <text:a xlink:href="javascript:void(0)" xlink:type="simple"> </text:a> 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NonTeaching</text:p>
          </table:table-cell>
          <table:table-cell office:value-type="string">
            <text:p>Lab Assistant</text:p>
          </table:table-cell>
          <table:table-cell office:value-type="string">
            <text:p>RAM BABU SHARMA</text:p>
          </table:table-cell>
          <table:table-cell office:value-type="string">
            <text:p>SURAJ MAL SHARMA</text:p>
          </table:table-cell>
          <table:table-cell office:value-type="date" office:date-value="1972-11-09">
            <text:p>11/09/72</text:p>
          </table:table-cell>
          <table:table-cell office:value-type="string">
            <text:p>Male</text:p>
          </table:table-cell>
          <table:table-cell office:value-type="string">
            <text:p>GENERAL</text:p>
          </table:table-cell>
          <table:table-cell office:value-type="string">
            <text:p>Graduate</text:p>
          </table:table-cell>
          <table:table-cell office:value-type="string">
            <text:p>No Any Qualification</text:p>
          </table:table-cell>
          <table:table-cell office:value-type="string">
            <text:p>No</text:p>
          </table:table-cell>
          <table:table-cell table:style-name="ce3" office:value-type="string">
            <text:p>21/06/2017</text:p>
          </table:table-cell>
          <table:table-cell office:value-type="float" office:value="9799199735">
            <text:p>9799199735</text:p>
          </table:table-cell>
          <table:table-cell office:value-type="string">
            <text:p>Not Applicable</text:p>
          </table:table-cell>
          <table:table-cell office:value-type="string">
            <text:p> <text:a xlink:href="javascript:void(0)" xlink:type="simple"> </text:a> 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NonTeaching</text:p>
          </table:table-cell>
          <table:table-cell office:value-type="string">
            <text:p>Art Teacher</text:p>
          </table:table-cell>
          <table:table-cell office:value-type="string">
            <text:p>NEHA SHARMA</text:p>
          </table:table-cell>
          <table:table-cell office:value-type="string">
            <text:p>SHIV DAYAL SHARMA</text:p>
          </table:table-cell>
          <table:table-cell table:style-name="ce3" office:value-type="string">
            <text:p>29/08/1998</text:p>
          </table:table-cell>
          <table:table-cell office:value-type="string">
            <text:p>Female</text:p>
          </table:table-cell>
          <table:table-cell office:value-type="string">
            <text:p>GENERAL</text:p>
          </table:table-cell>
          <table:table-cell office:value-type="string">
            <text:p>Senior Sec. Or Higher Sec.</text:p>
          </table:table-cell>
          <table:table-cell office:value-type="string">
            <text:p>No Any Qualification</text:p>
          </table:table-cell>
          <table:table-cell office:value-type="string">
            <text:p>No</text:p>
          </table:table-cell>
          <table:table-cell table:style-name="ce3" office:value-type="string">
            <text:p>21/06/2017</text:p>
          </table:table-cell>
          <table:table-cell office:value-type="float" office:value="7568775312">
            <text:p>7568775312</text:p>
          </table:table-cell>
          <table:table-cell office:value-type="string">
            <text:p>Not Applicable</text:p>
          </table:table-cell>
          <table:table-cell office:value-type="string">
            <text:p> <text:a xlink:href="javascript:void(0)" xlink:type="simple"> </text:a> 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NonTeaching</text:p>
          </table:table-cell>
          <table:table-cell office:value-type="string">
            <text:p>Office Assistant</text:p>
          </table:table-cell>
          <table:table-cell office:value-type="string">
            <text:p>NEELAM DESHMUKH</text:p>
          </table:table-cell>
          <table:table-cell office:value-type="string">
            <text:p>SHIVRAM GUPTA</text:p>
          </table:table-cell>
          <table:table-cell table:style-name="ce3" office:value-type="string">
            <text:p>17/01/1954</text:p>
          </table:table-cell>
          <table:table-cell office:value-type="string">
            <text:p>Female</text:p>
          </table:table-cell>
          <table:table-cell office:value-type="string">
            <text:p>GENERAL</text:p>
          </table:table-cell>
          <table:table-cell office:value-type="string">
            <text:p>Graduate</text:p>
          </table:table-cell>
          <table:table-cell office:value-type="string">
            <text:p>No Any Qualification</text:p>
          </table:table-cell>
          <table:table-cell office:value-type="string">
            <text:p>No</text:p>
          </table:table-cell>
          <table:table-cell office:value-type="date" office:date-value="2014-01-07">
            <text:p>01/07/14</text:p>
          </table:table-cell>
          <table:table-cell office:value-type="float" office:value="9057943840">
            <text:p>9057943840</text:p>
          </table:table-cell>
          <table:table-cell office:value-type="string">
            <text:p>Not Applicable</text:p>
          </table:table-cell>
          <table:table-cell office:value-type="string">
            <text:p> <text:a xlink:href="javascript:void(0)" xlink:type="simple"> </text:a> 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eaching</text:p>
          </table:table-cell>
          <table:table-cell office:value-type="string">
            <text:p>TGT Or Senior Teacher</text:p>
          </table:table-cell>
          <table:table-cell office:value-type="string">
            <text:p>MANASVI DESHMUKH</text:p>
          </table:table-cell>
          <table:table-cell office:value-type="string">
            <text:p>SHIV RAJ DESHMUKH</text:p>
          </table:table-cell>
          <table:table-cell table:style-name="ce3" office:value-type="string">
            <text:p>18/10/1987</text:p>
          </table:table-cell>
          <table:table-cell office:value-type="string">
            <text:p>Female</text:p>
          </table:table-cell>
          <table:table-cell office:value-type="string">
            <text:p>GENERAL</text:p>
          </table:table-cell>
          <table:table-cell office:value-type="string">
            <text:p>Post Graduate</text:p>
          </table:table-cell>
          <table:table-cell office:value-type="string">
            <text:p>B.Ed.</text:p>
          </table:table-cell>
          <table:table-cell office:value-type="string">
            <text:p>No</text:p>
          </table:table-cell>
          <table:table-cell office:value-type="date" office:date-value="2017-01-07">
            <text:p>01/07/17</text:p>
          </table:table-cell>
          <table:table-cell office:value-type="float" office:value="8233178224">
            <text:p>8233178224</text:p>
          </table:table-cell>
          <table:table-cell office:value-type="string">
            <text:p>Science</text:p>
          </table:table-cell>
          <table:table-cell office:value-type="string">
            <text:p>31/07/2017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eaching</text:p>
          </table:table-cell>
          <table:table-cell office:value-type="string">
            <text:p>Teacher Level 2</text:p>
          </table:table-cell>
          <table:table-cell office:value-type="string">
            <text:p>KAMALA MAHAWAR</text:p>
          </table:table-cell>
          <table:table-cell office:value-type="string">
            <text:p>MANNA LAL</text:p>
          </table:table-cell>
          <table:table-cell office:value-type="date" office:date-value="1993-07-07">
            <text:p>07/07/93</text:p>
          </table:table-cell>
          <table:table-cell office:value-type="string">
            <text:p>Female</text:p>
          </table:table-cell>
          <table:table-cell office:value-type="string">
            <text:p>SC</text:p>
          </table:table-cell>
          <table:table-cell office:value-type="string">
            <text:p>Graduate</text:p>
          </table:table-cell>
          <table:table-cell office:value-type="string">
            <text:p>BSTC</text:p>
          </table:table-cell>
          <table:table-cell office:value-type="string">
            <text:p>No</text:p>
          </table:table-cell>
          <table:table-cell office:value-type="date" office:date-value="2017-01-07">
            <text:p>01/07/17</text:p>
          </table:table-cell>
          <table:table-cell office:value-type="float" office:value="8890933640">
            <text:p>8890933640</text:p>
          </table:table-cell>
          <table:table-cell office:value-type="string">
            <text:p>Hindi (Compulsary)</text:p>
          </table:table-cell>
          <table:table-cell office:value-type="string">
            <text:p>31/07/2017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Teaching</text:p>
          </table:table-cell>
          <table:table-cell office:value-type="string">
            <text:p>Teacher Level 2</text:p>
          </table:table-cell>
          <table:table-cell office:value-type="string">
            <text:p>VIDHYA SHARMA</text:p>
          </table:table-cell>
          <table:table-cell office:value-type="string">
            <text:p>HANUMAN SAHAY SHARMA</text:p>
          </table:table-cell>
          <table:table-cell office:value-type="date" office:date-value="1995-12-04">
            <text:p>12/04/95</text:p>
          </table:table-cell>
          <table:table-cell office:value-type="string">
            <text:p>Female</text:p>
          </table:table-cell>
          <table:table-cell office:value-type="string">
            <text:p>GENERAL</text:p>
          </table:table-cell>
          <table:table-cell office:value-type="string">
            <text:p>Graduate</text:p>
          </table:table-cell>
          <table:table-cell office:value-type="string">
            <text:p>BSTC</text:p>
          </table:table-cell>
          <table:table-cell office:value-type="string">
            <text:p>Yes</text:p>
          </table:table-cell>
          <table:table-cell office:value-type="date" office:date-value="2015-01-07">
            <text:p>01/07/15</text:p>
          </table:table-cell>
          <table:table-cell office:value-type="float" office:value="8290086378">
            <text:p>8290086378</text:p>
          </table:table-cell>
          <table:table-cell office:value-type="string">
            <text:p>Social Studies</text:p>
          </table:table-cell>
          <table:table-cell office:value-type="string">
            <text:p>30/06/2017</text:p>
          </table:table-cell>
          <table:table-cell/>
        </table:table-row>
      </table:table>
      <table:table table:name="last_year_student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4" table:default-cell-style-name="Default"/>
        <table:table-row table:style-name="ro4">
          <table:table-cell table:style-name="ce7" office:value-type="string">
            <text:p>S.No.</text:p>
          </table:table-cell>
          <table:table-cell table:style-name="ce9" office:value-type="string">
            <text:p>Student Name</text:p>
          </table:table-cell>
          <table:table-cell table:style-name="ce9" office:value-type="string">
            <text:p>Father Name</text:p>
          </table:table-cell>
          <table:table-cell table:style-name="ce9" office:value-type="string">
            <text:p>Mother Name</text:p>
          </table:table-cell>
          <table:table-cell table:style-name="ce9" office:value-type="string">
            <text:p>DOB</text:p>
          </table:table-cell>
          <table:table-cell table:style-name="ce9" office:value-type="string">
            <text:p>Gender</text:p>
          </table:table-cell>
          <table:table-cell table:style-name="ce9" office:value-type="string">
            <text:p>Social Category</text:p>
          </table:table-cell>
          <table:table-cell table:style-name="ce9" office:value-type="string">
            <text:p>Religion</text:p>
          </table:table-cell>
          <table:table-cell table:style-name="ce9" office:value-type="string">
            <text:p>Mother Tongue</text:p>
          </table:table-cell>
          <table:table-cell table:style-name="ce9" office:value-type="string">
            <text:p>Rural/Urban</text:p>
          </table:table-cell>
          <table:table-cell table:style-name="ce9" office:value-type="string">
            <text:p>Habitation or Locality</text:p>
          </table:table-cell>
          <table:table-cell table:style-name="ce9" office:value-type="string">
            <text:p>Date of Admission</text:p>
          </table:table-cell>
          <table:table-cell table:style-name="ce9" office:value-type="string">
            <text:p>Admission Number/SR No</text:p>
          </table:table-cell>
          <table:table-cell table:style-name="ce9" office:value-type="string">
            <text:p>Belong To BPL</text:p>
          </table:table-cell>
          <table:table-cell table:style-name="ce9" office:value-type="string">
            <text:p>Belong to Disadvantaged Group</text:p>
          </table:table-cell>
          <table:table-cell table:style-name="ce9" office:value-type="string">
            <text:p>Getting Free Education</text:p>
          </table:table-cell>
          <table:table-cell table:style-name="ce9" office:value-type="string">
            <text:p>Studying in Class</text:p>
          </table:table-cell>
          <table:table-cell table:style-name="ce9" office:value-type="string">
            <text:p>Class Studied in Prev. Year</text:p>
          </table:table-cell>
          <table:table-cell table:style-name="ce9" office:value-type="string">
            <text:p>If in Class 1, Status of Previous Year</text:p>
          </table:table-cell>
          <table:table-cell table:style-name="ce9" office:value-type="string">
            <text:p>Days child attended school (in the prev. year)</text:p>
          </table:table-cell>
          <table:table-cell table:style-name="ce9" office:value-type="string">
            <text:p>Medium of Instruction</text:p>
          </table:table-cell>
          <table:table-cell table:style-name="ce9" office:value-type="string">
            <text:p>Type of Disablity</text:p>
          </table:table-cell>
          <table:table-cell table:style-name="ce9" office:value-type="string">
            <text:p>Facilities received by CWSN</text:p>
          </table:table-cell>
          <table:table-cell table:style-name="ce9" office:value-type="string">
            <text:p>No. Of Uniform Sets</text:p>
          </table:table-cell>
          <table:table-cell table:style-name="ce9" office:value-type="string">
            <text:p>Free Text Books</text:p>
          </table:table-cell>
          <table:table-cell table:style-name="ce9" office:value-type="string">
            <text:p>Free Transport</text:p>
          </table:table-cell>
          <table:table-cell table:style-name="ce9" office:value-type="string">
            <text:p>Free Escort</text:p>
          </table:table-cell>
          <table:table-cell table:style-name="ce9" office:value-type="string">
            <text:p>MDM Beneficiary</text:p>
          </table:table-cell>
          <table:table-cell table:style-name="ce9" office:value-type="string">
            <text:p>Free Hostel Facility</text:p>
          </table:table-cell>
          <table:table-cell table:style-name="ce9" office:value-type="string">
            <text:p>Child attended Special Training</text:p>
          </table:table-cell>
          <table:table-cell table:style-name="ce9" office:value-type="string">
            <text:p>In Last Examination Appeard</text:p>
          </table:table-cell>
          <table:table-cell table:style-name="ce9" office:value-type="string">
            <text:p>In Last Examination Passed</text:p>
          </table:table-cell>
          <table:table-cell table:style-name="ce9" office:value-type="string">
            <text:p>In Last Examination % Marks</text:p>
          </table:table-cell>
          <table:table-cell table:style-name="ce9" office:value-type="string">
            <text:p>Stream (Grades 11 &amp; 12)</text:p>
          </table:table-cell>
          <table:table-cell table:style-name="ce9" office:value-type="string">
            <text:p>Trade/Sector (Grades 9 to 12)</text:p>
          </table:table-cell>
          <table:table-cell table:style-name="ce9" office:value-type="string">
            <text:p>Iron &amp; Folic Acid Tablets</text:p>
          </table:table-cell>
          <table:table-cell table:style-name="ce9" office:value-type="string">
            <text:p>Deworming Tablets</text:p>
          </table:table-cell>
          <table:table-cell table:style-name="ce9" office:value-type="string">
            <text:p>Vitamin-A Supplement</text:p>
          </table:table-cell>
          <table:table-cell table:style-name="ce9" office:value-type="string">
            <text:p>Mobile Number</text:p>
          </table:table-cell>
          <table:table-cell table:style-name="ce13" office:value-type="string">
            <text:p>Email Address</text:p>
          </table:table-cell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0" office:value-type="string">
            <text:p>GORAV MEENA</text:p>
          </table:table-cell>
          <table:table-cell table:style-name="ce10" office:value-type="string">
            <text:p>RAM RAY MEENA</text:p>
          </table:table-cell>
          <table:table-cell table:style-name="ce10" office:value-type="string">
            <text:p>SANTOSH DEVI</text:p>
          </table:table-cell>
          <table:table-cell table:style-name="ce11" office:value-type="string">
            <text:p>15/01/2013</text:p>
          </table:table-cell>
          <table:table-cell table:style-name="ce10" office:value-type="string">
            <text:p>Boy</text:p>
          </table:table-cell>
          <table:table-cell table:style-name="ce10" office:value-type="string">
            <text:p>ST</text:p>
          </table:table-cell>
          <table:table-cell table:style-name="ce10" office:value-type="string">
            <text:p>Hindu</text:p>
          </table:table-cell>
          <table:table-cell table:style-name="ce10" office:value-type="string">
            <text:p>Hindi</text:p>
          </table:table-cell>
          <table:table-cell table:style-name="ce10" office:value-type="string">
            <text:p>Rural</text:p>
          </table:table-cell>
          <table:table-cell table:style-name="ce10" office:value-type="string">
            <text:p>DANTALI</text:p>
          </table:table-cell>
          <table:table-cell table:style-name="ce12" office:value-type="string">
            <text:p>08/07/2017</text:p>
          </table:table-cell>
          <table:table-cell table:style-name="ce11" office:value-type="float" office:value="311">
            <text:p>311</text:p>
          </table:table-cell>
          <table:table-cell table:number-columns-repeated="3" table:style-name="ce10" office:value-type="string">
            <text:p>No</text:p>
          </table:table-cell>
          <table:table-cell table:style-name="ce10" office:value-type="string">
            <text:p>PP.4+</text:p>
          </table:table-cell>
          <table:table-cell table:style-name="ce10" office:value-type="string">
            <text:p>PP.3+</text:p>
          </table:table-cell>
          <table:table-cell table:style-name="ce10" office:value-type="string">
            <text:p>SAME SCHOOL</text:p>
          </table:table-cell>
          <table:table-cell table:style-name="ce11"/>
          <table:table-cell table:style-name="ce10" office:value-type="string">
            <text:p>English</text:p>
          </table:table-cell>
          <table:table-cell table:number-columns-repeated="2" table:style-name="ce10" office:value-type="string">
            <text:p>Not Applicable</text:p>
          </table:table-cell>
          <table:table-cell table:style-name="ce11" office:value-type="string">
            <text:p>None</text:p>
          </table:table-cell>
          <table:table-cell table:number-columns-repeated="6" table:style-name="ce10" office:value-type="string">
            <text:p>Not Applicable</text:p>
          </table:table-cell>
          <table:table-cell table:number-columns-repeated="2" table:style-name="ce10" office:value-type="string">
            <text:p>Yes</text:p>
          </table:table-cell>
          <table:table-cell table:style-name="ce11"/>
          <table:table-cell table:number-columns-repeated="5" table:style-name="ce10" office:value-type="string">
            <text:p>Not Applicable</text:p>
          </table:table-cell>
          <table:table-cell table:style-name="ce11" office:value-type="float" office:value="8949237017">
            <text:p>8949237017</text:p>
          </table:table-cell>
          <table:table-cell table:style-name="ce14"/>
        </table:table-row>
        <table:table-row table:style-name="ro4">
          <table:table-cell table:number-columns-repeated="40"/>
        </table:table-row>
        <table:table-row table:style-name="ro2" table:number-rows-repeated="4">
          <table:table-cell table:number-columns-repeated="40"/>
        </table:table-row>
        <table:table-row table:style-name="ro4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 table:number-rows-repeated="2">
          <table:table-cell table:number-columns-repeated="40"/>
        </table:table-row>
        <table:table-row table:style-name="ro2" table:number-rows-repeated="6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number-rows-repeated="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number-rows-repeated="3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1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number-rows-repeated="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1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number-rows-repeated="2">
          <table:table-cell table:number-columns-repeated="40"/>
        </table:table-row>
        <table:table-row table:style-name="ro3" table:number-rows-repeated="2">
          <table:table-cell table:number-columns-repeated="40"/>
        </table:table-row>
        <table:table-row table:style-name="ro2" table:number-rows-repeated="2">
          <table:table-cell table:number-columns-repeated="40"/>
        </table:table-row>
        <table:table-row table:style-name="ro3" table:number-rows-repeated="4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number-rows-repeated="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number-rows-repeated="3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number-rows-repeated="5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1">
          <table:table-cell table:number-columns-repeated="40"/>
        </table:table-row>
        <table:table-row table:style-name="ro2" table:number-rows-repeated="3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number-rows-repeated="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number-rows-repeated="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number-rows-repeated="5">
          <table:table-cell table:number-columns-repeated="40"/>
        </table:table-row>
        <table:table-row table:style-name="ro3" table:number-rows-repeated="2">
          <table:table-cell table:number-columns-repeated="40"/>
        </table:table-row>
        <table:table-row table:style-name="ro2" table:number-rows-repeated="3">
          <table:table-cell table:number-columns-repeated="40"/>
        </table:table-row>
        <table:table-row table:style-name="ro3" table:number-rows-repeated="2">
          <table:table-cell table:number-columns-repeated="40"/>
        </table:table-row>
        <table:table-row table:style-name="ro2" table:number-rows-repeated="7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 table:number-rows-repeated="2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number-rows-repeated="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number-rows-repeated="3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 table:number-rows-repeated="2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 table:number-rows-repeated="3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number-rows-repeated="3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number-rows-repeated="3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 table:number-rows-repeated="2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number-rows-repeated="3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1" table:number-rows-repeated="2">
          <table:table-cell table:number-columns-repeated="40"/>
        </table:table-row>
        <table:table-row table:style-name="ro3" table:number-rows-repeated="2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 table:number-rows-repeated="3">
          <table:table-cell table:number-columns-repeated="40"/>
        </table:table-row>
        <table:table-row table:style-name="ro2" table:number-rows-repeated="3">
          <table:table-cell table:number-columns-repeated="40"/>
        </table:table-row>
        <table:table-row table:style-name="ro3" table:number-rows-repeated="3">
          <table:table-cell table:number-columns-repeated="40"/>
        </table:table-row>
        <table:table-row table:style-name="ro2" table:number-rows-repeated="4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number-rows-repeated="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number-rows-repeated="3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 table:number-rows-repeated="2">
          <table:table-cell table:number-columns-repeated="40"/>
        </table:table-row>
        <table:table-row table:style-name="ro2" table:number-rows-repeated="3">
          <table:table-cell table:number-columns-repeated="40"/>
        </table:table-row>
        <table:table-row table:style-name="ro3" table:number-rows-repeated="3">
          <table:table-cell table:number-columns-repeated="40"/>
        </table:table-row>
        <table:table-row table:style-name="ro2" table:number-rows-repeated="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number-rows-repeated="7">
          <table:table-cell table:number-columns-repeated="40"/>
        </table:table-row>
        <table:table-row table:style-name="ro3" table:number-rows-repeated="4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number-rows-repeated="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number-rows-repeated="5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 table:number-rows-repeated="2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 table:number-rows-repeated="2">
          <table:table-cell table:number-columns-repeated="40"/>
        </table:table-row>
        <table:table-row table:style-name="ro2" table:number-rows-repeated="3">
          <table:table-cell table:number-columns-repeated="40"/>
        </table:table-row>
        <table:table-row table:style-name="ro3" table:number-rows-repeated="4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 table:number-rows-repeated="5">
          <table:table-cell table:number-columns-repeated="40"/>
        </table:table-row>
        <table:table-row table:style-name="ro2" table:number-rows-repeated="2">
          <table:table-cell table:number-columns-repeated="40"/>
        </table:table-row>
        <table:table-row table:style-name="ro3" table:number-rows-repeated="5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>
          <table:table-cell table:number-columns-repeated="40"/>
        </table:table-row>
        <table:table-row table:style-name="ro3" table:number-rows-repeated="2">
          <table:table-cell table:number-columns-repeated="40"/>
        </table:table-row>
        <table:table-row table:style-name="ro3">
          <table:table-cell table:number-columns-repeated="40"/>
        </table:table-row>
      </table:table>
      <table:table table:name="Student" table:style-name="ta1">
        <table:table-column table:style-name="co5" table:default-cell-style-name="ce3"/>
        <table:table-column table:style-name="co6" table:default-cell-style-name="ce16"/>
        <table:table-column table:style-name="co7" table:default-cell-style-name="ce16"/>
        <table:table-column table:style-name="co4" table:default-cell-style-name="ce16"/>
        <table:table-column table:style-name="co1" table:number-columns-repeated="2" table:default-cell-style-name="ce16"/>
        <table:table-column table:style-name="co8" table:default-cell-style-name="ce3"/>
        <table:table-column table:style-name="co1" table:number-columns-repeated="2" table:default-cell-style-name="ce16"/>
        <table:table-column table:style-name="co1" table:default-cell-style-name="ce3"/>
        <table:table-column table:style-name="co9" table:default-cell-style-name="ce3"/>
        <table:table-column table:style-name="co10" table:default-cell-style-name="ce6"/>
        <table:table-row table:style-name="ro4">
          <table:table-cell table:style-name="ce15" office:value-type="string">
            <text:p>S.No.</text:p>
          </table:table-cell>
          <table:table-cell table:style-name="ce15" office:value-type="string">
            <text:p>Student Name</text:p>
          </table:table-cell>
          <table:table-cell table:style-name="ce15" office:value-type="string">
            <text:p>Father Name</text:p>
          </table:table-cell>
          <table:table-cell table:style-name="ce15" office:value-type="string">
            <text:p>Mother Name</text:p>
          </table:table-cell>
          <table:table-cell table:style-name="ce15" office:value-type="string">
            <text:p>Class</text:p>
          </table:table-cell>
          <table:table-cell table:style-name="ce15" office:value-type="string">
            <text:p>Medium</text:p>
          </table:table-cell>
          <table:table-cell table:style-name="ce15" office:value-type="string">
            <text:p>Admission / SR No.</text:p>
          </table:table-cell>
          <table:table-cell table:style-name="ce15" office:value-type="string">
            <text:p>Caste</text:p>
          </table:table-cell>
          <table:table-cell table:style-name="ce15" office:value-type="string">
            <text:p>Gender</text:p>
          </table:table-cell>
          <table:table-cell table:style-name="ce15" office:value-type="string">
            <text:p>DOB</text:p>
          </table:table-cell>
          <table:table-cell table:style-name="ce15" office:value-type="string">
            <text:p>Is RTE Student</text:p>
          </table:table-cell>
          <table:table-cell table:style-name="ce15"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AARVIK SHARMA</text:p>
          </table:table-cell>
          <table:table-cell office:value-type="string">
            <text:p>DHARMENDRA SHARMA</text:p>
          </table:table-cell>
          <table:table-cell office:value-type="string">
            <text:p>REKHA SHARM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72">
            <text:p>472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17/07/201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">
            <text:p>2</text:p>
          </table:table-cell>
          <table:table-cell office:value-type="string">
            <text:p>AAYUSH KUMAR DHUDIYA</text:p>
          </table:table-cell>
          <table:table-cell office:value-type="string">
            <text:p>BANWARI LAL RAIGAR</text:p>
          </table:table-cell>
          <table:table-cell office:value-type="string">
            <text:p>SUMAN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string">
            <text:p>453R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3/09/2015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AAYUSH MEENA</text:p>
          </table:table-cell>
          <table:table-cell office:value-type="string">
            <text:p>RAKESH MEENA</text:p>
          </table:table-cell>
          <table:table-cell office:value-type="string">
            <text:p>LALITA MEEN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28">
            <text:p>428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15/07/201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ANIRUDDH SHARMA</text:p>
          </table:table-cell>
          <table:table-cell office:value-type="string">
            <text:p>MUKESH KUMAR SHARMA</text:p>
          </table:table-cell>
          <table:table-cell office:value-type="string">
            <text:p>MEERA SHARM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47">
            <text:p>447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8/09/2016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ANKUSH MEENA</text:p>
          </table:table-cell>
          <table:table-cell office:value-type="string">
            <text:p>RAM KHILADI MEENA</text:p>
          </table:table-cell>
          <table:table-cell office:value-type="string">
            <text:p>KOM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40">
            <text:p>440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16/07/201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BHAWANA MEENA</text:p>
          </table:table-cell>
          <table:table-cell office:value-type="string">
            <text:p>CHHOTE LAL MEENA</text:p>
          </table:table-cell>
          <table:table-cell office:value-type="string">
            <text:p>CHANDRA KANT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45">
            <text:p>445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15/07/201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BHAWESH SHARMA</text:p>
          </table:table-cell>
          <table:table-cell office:value-type="string">
            <text:p>PAWAN KUMAR SHARMA</text:p>
          </table:table-cell>
          <table:table-cell office:value-type="string">
            <text:p>MAMT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string">
            <text:p>441R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5/02/2015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DAKSH SHARMA</text:p>
          </table:table-cell>
          <table:table-cell office:value-type="string">
            <text:p>HARI NARAYAN SHARMA</text:p>
          </table:table-cell>
          <table:table-cell office:value-type="string">
            <text:p>SUNITA SHARM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91">
            <text:p>491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6/02/2016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GAJAL VERMA</text:p>
          </table:table-cell>
          <table:table-cell office:value-type="string">
            <text:p>VINOD VERMA</text:p>
          </table:table-cell>
          <table:table-cell office:value-type="string">
            <text:p>HFKHFKHGF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64">
            <text:p>464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office:value-type="string">
            <text:p>30/04/201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HARSH SHARMA</text:p>
          </table:table-cell>
          <table:table-cell office:value-type="string">
            <text:p>BABLU SHARMA</text:p>
          </table:table-cell>
          <table:table-cell office:value-type="string">
            <text:p>MAMT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string">
            <text:p>462R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6/07/2015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HARSHIT MAHAWAR</text:p>
          </table:table-cell>
          <table:table-cell office:value-type="string">
            <text:p>DHARAM SINGH</text:p>
          </table:table-cell>
          <table:table-cell office:value-type="string">
            <text:p>SEEMA MAHAWAR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63">
            <text:p>463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table:style-name="ce17" office:value-type="string">
            <text:p>07/01/201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HASNEN KHAN</text:p>
          </table:table-cell>
          <table:table-cell office:value-type="string">
            <text:p>ASLAM KHAN</text:p>
          </table:table-cell>
          <table:table-cell office:value-type="string">
            <text:p>HASINA BEGAM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string">
            <text:p>431R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3/04/2015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HITESH BUNKAR</text:p>
          </table:table-cell>
          <table:table-cell office:value-type="string">
            <text:p>DEENDAYAL BUNKAR</text:p>
          </table:table-cell>
          <table:table-cell office:value-type="string">
            <text:p>KAUSHLY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76">
            <text:p>476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office:value-type="string">
            <text:p>19/08/201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HUMERA BANO</text:p>
          </table:table-cell>
          <table:table-cell office:value-type="string">
            <text:p>YUNUS TELI</text:p>
          </table:table-cell>
          <table:table-cell office:value-type="string">
            <text:p>RESHMA BEGAM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85">
            <text:p>485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06/07/2016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KANAK SHARMA</text:p>
          </table:table-cell>
          <table:table-cell office:value-type="string">
            <text:p>PRAKASH CHAND SHARMA</text:p>
          </table:table-cell>
          <table:table-cell office:value-type="string">
            <text:p>MEERA SHARM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52">
            <text:p>452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29/07/201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KARTIK SHARMA</text:p>
          </table:table-cell>
          <table:table-cell office:value-type="string">
            <text:p>LALRAM SHARMA</text:p>
          </table:table-cell>
          <table:table-cell office:value-type="string">
            <text:p>POOJA SHARM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58">
            <text:p>458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3/12/201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KAVYA SHARMA</text:p>
          </table:table-cell>
          <table:table-cell office:value-type="string">
            <text:p>RAM BABU SHARMA</text:p>
          </table:table-cell>
          <table:table-cell office:value-type="string">
            <text:p>KALPANA SHARM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54">
            <text:p>454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3/08/2016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KRISHAN KUMAR MEENA</text:p>
          </table:table-cell>
          <table:table-cell office:value-type="string">
            <text:p>ASHOK KUMAR MEENA</text:p>
          </table:table-cell>
          <table:table-cell office:value-type="string">
            <text:p>BHOTI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38">
            <text:p>438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17" office:value-type="string">
            <text:p>01/01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KUSHAL JAKHIWAL</text:p>
          </table:table-cell>
          <table:table-cell office:value-type="string">
            <text:p>RAMBABU MEENA</text:p>
          </table:table-cell>
          <table:table-cell office:value-type="string">
            <text:p>SUMAN MEEN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string">
            <text:p>432R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26/09/2014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LAKSHAY RAIGAR</text:p>
          </table:table-cell>
          <table:table-cell office:value-type="string">
            <text:p>GAJANAND RAIGAR</text:p>
          </table:table-cell>
          <table:table-cell office:value-type="string">
            <text:p>ASH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string">
            <text:p>470R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6/08/2014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MANAV RAIGAR</text:p>
          </table:table-cell>
          <table:table-cell office:value-type="string">
            <text:p>HAJARI LAL RAIGAR</text:p>
          </table:table-cell>
          <table:table-cell office:value-type="string">
            <text:p>SANGITA VERM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61">
            <text:p>461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29/07/201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MAYANK RAWAT</text:p>
          </table:table-cell>
          <table:table-cell office:value-type="string">
            <text:p>ANIL KUMAR RAWAT</text:p>
          </table:table-cell>
          <table:table-cell office:value-type="string">
            <text:p>KIRAN RAWAT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string">
            <text:p>448R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4/06/2015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MOHAMMAD ASHIR KHAN</text:p>
          </table:table-cell>
          <table:table-cell office:value-type="string">
            <text:p>IMRAN KHAN</text:p>
          </table:table-cell>
          <table:table-cell office:value-type="string">
            <text:p>SABINA BEGAM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string">
            <text:p>459R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1/05/2015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MOHIT KUMHAR</text:p>
          </table:table-cell>
          <table:table-cell office:value-type="string">
            <text:p>RAM SWAROOP KUMHAR</text:p>
          </table:table-cell>
          <table:table-cell office:value-type="string">
            <text:p>NATHI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42">
            <text:p>442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office:value-type="string">
            <text:p>24/12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NAKSH JALUTHARIA</text:p>
          </table:table-cell>
          <table:table-cell office:value-type="string">
            <text:p>GHANSHYAM JALUTHARIA</text:p>
          </table:table-cell>
          <table:table-cell office:value-type="string">
            <text:p>TULS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60">
            <text:p>460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6/10/201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NANNU SHARMA</text:p>
          </table:table-cell>
          <table:table-cell office:value-type="string">
            <text:p>KAMLESH SHARMA</text:p>
          </table:table-cell>
          <table:table-cell office:value-type="string">
            <text:p>HANS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67">
            <text:p>467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12/03/201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NIKUNJ SONI</text:p>
          </table:table-cell>
          <table:table-cell office:value-type="string">
            <text:p>PANKAJ KUMAR SONI</text:p>
          </table:table-cell>
          <table:table-cell office:value-type="string">
            <text:p>RINKI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94">
            <text:p>494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office:value-type="string">
            <text:p>24/06/201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PAWAN KUMAR VERMA</text:p>
          </table:table-cell>
          <table:table-cell office:value-type="string">
            <text:p>GIRDHARI RAIGAR</text:p>
          </table:table-cell>
          <table:table-cell office:value-type="string">
            <text:p>SAMPATI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56">
            <text:p>456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28/01/2016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PRINCE DHULARAWJI</text:p>
          </table:table-cell>
          <table:table-cell office:value-type="string">
            <text:p>VISHRAM KUMHAR</text:p>
          </table:table-cell>
          <table:table-cell office:value-type="string">
            <text:p>KAUSHALY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88">
            <text:p>488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office:value-type="string">
            <text:p>26/06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PRIYANSHI MEENA</text:p>
          </table:table-cell>
          <table:table-cell office:value-type="string">
            <text:p>RAMESH CHAND MEENA</text:p>
          </table:table-cell>
          <table:table-cell office:value-type="string">
            <text:p>GULAB DEVI MEEN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86">
            <text:p>486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13/10/201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PRIYANSHU KUMAR JALUTHARIYA</text:p>
          </table:table-cell>
          <table:table-cell office:value-type="string">
            <text:p>JITENDRA KUMAR JALUTHARIA</text:p>
          </table:table-cell>
          <table:table-cell office:value-type="string">
            <text:p>RENUK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string">
            <text:p>466R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8/11/2014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RADHA PRAJAPAT</text:p>
          </table:table-cell>
          <table:table-cell office:value-type="string">
            <text:p>RAMESH KUMAR</text:p>
          </table:table-cell>
          <table:table-cell office:value-type="string">
            <text:p>LAD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string">
            <text:p>464R</text:p>
          </table:table-cell>
          <table:table-cell office:value-type="string">
            <text:p>OBC</text:p>
          </table:table-cell>
          <table:table-cell office:value-type="string">
            <text:p>Girl</text:p>
          </table:table-cell>
          <table:table-cell table:style-name="ce17" office:value-type="string">
            <text:p>10/09/2015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RAGHAV SHARMA</text:p>
          </table:table-cell>
          <table:table-cell office:value-type="string">
            <text:p>MANISH KUMAR SHARMA</text:p>
          </table:table-cell>
          <table:table-cell office:value-type="string">
            <text:p>RAKHA SHARM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51">
            <text:p>451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8/05/201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RAKSHITA MEENA</text:p>
          </table:table-cell>
          <table:table-cell office:value-type="string">
            <text:p>RAJA RAM MEENA</text:p>
          </table:table-cell>
          <table:table-cell office:value-type="string">
            <text:p>KRISHNA MEEN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29">
            <text:p>429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15/06/2016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RENUKA VERMA</text:p>
          </table:table-cell>
          <table:table-cell office:value-type="string">
            <text:p>GAJANAND VERMA</text:p>
          </table:table-cell>
          <table:table-cell office:value-type="string">
            <text:p>VIML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string">
            <text:p>437R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table:style-name="ce17" office:value-type="string">
            <text:p>11/04/2015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RESHU SHARMA</text:p>
          </table:table-cell>
          <table:table-cell office:value-type="string">
            <text:p>PAWAN KUMAR SHARMA</text:p>
          </table:table-cell>
          <table:table-cell office:value-type="string">
            <text:p>MAMT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57">
            <text:p>457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30/06/2016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RITIKA DHUDIYA</text:p>
          </table:table-cell>
          <table:table-cell office:value-type="string">
            <text:p>GOURI SHANKAR RAIGAR</text:p>
          </table:table-cell>
          <table:table-cell office:value-type="string">
            <text:p>MAMT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65">
            <text:p>465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table:style-name="ce17" office:value-type="string">
            <text:p>06/12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SARITA MEENA</text:p>
          </table:table-cell>
          <table:table-cell office:value-type="string">
            <text:p>KELI CHAND MEENA</text:p>
          </table:table-cell>
          <table:table-cell office:value-type="string">
            <text:p>CMFYJ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84">
            <text:p>484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16/06/2016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SHIVANI RAIGAR</text:p>
          </table:table-cell>
          <table:table-cell office:value-type="string">
            <text:p>BANWARI LAL RAIGAR</text:p>
          </table:table-cell>
          <table:table-cell office:value-type="string">
            <text:p>HHJGLKJH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77">
            <text:p>477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table:style-name="ce17" office:value-type="string">
            <text:p>06/07/2019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SURAJ KUMAR GURJAR</text:p>
          </table:table-cell>
          <table:table-cell office:value-type="string">
            <text:p>KRISHAN KUMAR GURJAR</text:p>
          </table:table-cell>
          <table:table-cell office:value-type="string">
            <text:p>GUDDI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55">
            <text:p>455</text:p>
          </table:table-cell>
          <table:table-cell office:value-type="string">
            <text:p>SBC</text:p>
          </table:table-cell>
          <table:table-cell office:value-type="string">
            <text:p>Boy</text:p>
          </table:table-cell>
          <table:table-cell table:style-name="ce17" office:value-type="string">
            <text:p>01/01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41">
            <text:p>41</text:p>
          </table:table-cell>
          <table:table-cell office:value-type="string">
            <text:p>TANISHK SHARMA</text:p>
          </table:table-cell>
          <table:table-cell office:value-type="string">
            <text:p>JITENDRA PRASAD SHARMA</text:p>
          </table:table-cell>
          <table:table-cell office:value-type="string">
            <text:p>SEEMA SHARMA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49">
            <text:p>449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1/12/201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TANISHKA SHARMA</text:p>
          </table:table-cell>
          <table:table-cell office:value-type="string">
            <text:p>RAJESH KUMAR SHARMA</text:p>
          </table:table-cell>
          <table:table-cell office:value-type="string">
            <text:p>ASH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24">
            <text:p>424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07/07/2016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43">
            <text:p>43</text:p>
          </table:table-cell>
          <table:table-cell office:value-type="string">
            <text:p>TARUN SHARMA</text:p>
          </table:table-cell>
          <table:table-cell office:value-type="string">
            <text:p>RAJESH KUMAR SHARMA</text:p>
          </table:table-cell>
          <table:table-cell office:value-type="string">
            <text:p>ASHA DEVI</text:p>
          </table:table-cell>
          <table:table-cell office:value-type="string">
            <text:p>PP.4+</text:p>
          </table:table-cell>
          <table:table-cell office:value-type="string">
            <text:p>English</text:p>
          </table:table-cell>
          <table:table-cell office:value-type="float" office:value="423">
            <text:p>423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9/07/2017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44">
            <text:p>44</text:p>
          </table:table-cell>
          <table:table-cell office:value-type="string">
            <text:p>AARUL MEENA</text:p>
          </table:table-cell>
          <table:table-cell office:value-type="string">
            <text:p>SHANKAR LAL MEENA</text:p>
          </table:table-cell>
          <table:table-cell office:value-type="string">
            <text:p>BHAG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93">
            <text:p>393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17" office:value-type="string">
            <text:p>01/06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45">
            <text:p>45</text:p>
          </table:table-cell>
          <table:table-cell office:value-type="string">
            <text:p>AAYUSH SHARMA</text:p>
          </table:table-cell>
          <table:table-cell office:value-type="string">
            <text:p>SUBHASH CHAND SHARMA</text:p>
          </table:table-cell>
          <table:table-cell office:value-type="string">
            <text:p>MAMTA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string">
            <text:p>44R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3/11/2013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46">
            <text:p>46</text:p>
          </table:table-cell>
          <table:table-cell office:value-type="string">
            <text:p>ABDUL RAHMAN</text:p>
          </table:table-cell>
          <table:table-cell office:value-type="string">
            <text:p>RAMJAN KHAN</text:p>
          </table:table-cell>
          <table:table-cell office:value-type="string">
            <text:p>SALMA BEGAM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string">
            <text:p>38R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6/05/2013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47">
            <text:p>47</text:p>
          </table:table-cell>
          <table:table-cell office:value-type="string">
            <text:p>ALIYA BANO</text:p>
          </table:table-cell>
          <table:table-cell office:value-type="string">
            <text:p>IMRAN KHAN</text:p>
          </table:table-cell>
          <table:table-cell office:value-type="string">
            <text:p>SABINA BEGAM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string">
            <text:p>49R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3/06/2013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48">
            <text:p>48</text:p>
          </table:table-cell>
          <table:table-cell office:value-type="string">
            <text:p>ANAYU SHARMA</text:p>
          </table:table-cell>
          <table:table-cell office:value-type="string">
            <text:p>GOURI SHANKAR SHARMA</text:p>
          </table:table-cell>
          <table:table-cell office:value-type="string">
            <text:p>KAVITA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285">
            <text:p>285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4/07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49">
            <text:p>49</text:p>
          </table:table-cell>
          <table:table-cell office:value-type="string">
            <text:p>ANKU PRAJAPAT</text:p>
          </table:table-cell>
          <table:table-cell office:value-type="string">
            <text:p>RAJESH PRAJAPAT</text:p>
          </table:table-cell>
          <table:table-cell office:value-type="string">
            <text:p>HANS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91">
            <text:p>391</text:p>
          </table:table-cell>
          <table:table-cell office:value-type="string">
            <text:p>OBC</text:p>
          </table:table-cell>
          <table:table-cell office:value-type="string">
            <text:p>Girl</text:p>
          </table:table-cell>
          <table:table-cell office:value-type="string">
            <text:p>13/03/201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ASEER KHAN</text:p>
          </table:table-cell>
          <table:table-cell office:value-type="string">
            <text:p>IMRAN KHAN</text:p>
          </table:table-cell>
          <table:table-cell office:value-type="string">
            <text:p>SANNO BEGAM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96">
            <text:p>396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5/07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51">
            <text:p>51</text:p>
          </table:table-cell>
          <table:table-cell office:value-type="string">
            <text:p>BHAWANA</text:p>
          </table:table-cell>
          <table:table-cell office:value-type="string">
            <text:p>DEEPAK REGAR</text:p>
          </table:table-cell>
          <table:table-cell office:value-type="string">
            <text:p>JAYA RAIGAR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6">
            <text:p>36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office:value-type="string">
            <text:p>25/02/2014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CHANCHAL DHUDIYA</text:p>
          </table:table-cell>
          <table:table-cell office:value-type="string">
            <text:p>MUKESH KUMAR DHUDIYA</text:p>
          </table:table-cell>
          <table:table-cell office:value-type="string">
            <text:p>RENU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string">
            <text:p>41R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office:value-type="string">
            <text:p>21/06/2014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53">
            <text:p>53</text:p>
          </table:table-cell>
          <table:table-cell office:value-type="string">
            <text:p>CHHAVI RAIGAR</text:p>
          </table:table-cell>
          <table:table-cell office:value-type="string">
            <text:p>MOHAN LAL RAIGAR</text:p>
          </table:table-cell>
          <table:table-cell office:value-type="string">
            <text:p>MAMT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7">
            <text:p>37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office:value-type="string">
            <text:p>22/07/2013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CHINTU RAIGAR</text:p>
          </table:table-cell>
          <table:table-cell office:value-type="string">
            <text:p>RAKESH KUMAR RAIGAR</text:p>
          </table:table-cell>
          <table:table-cell office:value-type="string">
            <text:p>JFILAEUFKSDN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37">
            <text:p>337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3/07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55">
            <text:p>55</text:p>
          </table:table-cell>
          <table:table-cell office:value-type="string">
            <text:p>DARSH SHARMA</text:p>
          </table:table-cell>
          <table:table-cell office:value-type="string">
            <text:p>NIRANJAN SHARMA</text:p>
          </table:table-cell>
          <table:table-cell office:value-type="string">
            <text:p>SHIMLA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88">
            <text:p>388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6/09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DHOLI PRAJAPAT</text:p>
          </table:table-cell>
          <table:table-cell office:value-type="string">
            <text:p>RAMESH PRAJAPAT</text:p>
          </table:table-cell>
          <table:table-cell office:value-type="string">
            <text:p>Dhufiu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414">
            <text:p>414</text:p>
          </table:table-cell>
          <table:table-cell office:value-type="string">
            <text:p>OBC</text:p>
          </table:table-cell>
          <table:table-cell office:value-type="string">
            <text:p>Girl</text:p>
          </table:table-cell>
          <table:table-cell office:value-type="string">
            <text:p>13/11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57">
            <text:p>57</text:p>
          </table:table-cell>
          <table:table-cell office:value-type="string">
            <text:p>FARAMAN KHAN</text:p>
          </table:table-cell>
          <table:table-cell office:value-type="string">
            <text:p>ISLAM KHAN</text:p>
          </table:table-cell>
          <table:table-cell office:value-type="string">
            <text:p>SHABANA BANO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string">
            <text:p>46R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0/06/2013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58">
            <text:p>58</text:p>
          </table:table-cell>
          <table:table-cell office:value-type="string">
            <text:p>GORANSHI SHARMA</text:p>
          </table:table-cell>
          <table:table-cell office:value-type="string">
            <text:p>RAMBABU SHARMA</text:p>
          </table:table-cell>
          <table:table-cell office:value-type="string">
            <text:p>KALPANA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4">
            <text:p>34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8/12/2013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59">
            <text:p>59</text:p>
          </table:table-cell>
          <table:table-cell office:value-type="string">
            <text:p>GOURAV SHARMA</text:p>
          </table:table-cell>
          <table:table-cell office:value-type="string">
            <text:p>RAMESH SHARMA</text:p>
          </table:table-cell>
          <table:table-cell office:value-type="string">
            <text:p>PINKI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415">
            <text:p>415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1/05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60">
            <text:p>60</text:p>
          </table:table-cell>
          <table:table-cell office:value-type="string">
            <text:p>HARI OM SAIN</text:p>
          </table:table-cell>
          <table:table-cell office:value-type="string">
            <text:p>BUDDHI PRAKASH SAIN</text:p>
          </table:table-cell>
          <table:table-cell office:value-type="string">
            <text:p>RASIY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413">
            <text:p>413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table:style-name="ce17" office:value-type="string">
            <text:p>01/06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HARSHIT JALUTHARIA</text:p>
          </table:table-cell>
          <table:table-cell office:value-type="string">
            <text:p>KAMLESH KUMAR JALUTHARIA</text:p>
          </table:table-cell>
          <table:table-cell office:value-type="string">
            <text:p>UGANTI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0">
            <text:p>30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5/05/2013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62">
            <text:p>62</text:p>
          </table:table-cell>
          <table:table-cell office:value-type="string">
            <text:p>HIMANSHU MEENA</text:p>
          </table:table-cell>
          <table:table-cell office:value-type="string">
            <text:p>KALU RAM MEENA</text:p>
          </table:table-cell>
          <table:table-cell office:value-type="string">
            <text:p>KAMALI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439">
            <text:p>439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24/01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63">
            <text:p>63</text:p>
          </table:table-cell>
          <table:table-cell office:value-type="string">
            <text:p>IMRAN KHAN</text:p>
          </table:table-cell>
          <table:table-cell office:value-type="string">
            <text:p>IKRAAM KHAN</text:p>
          </table:table-cell>
          <table:table-cell office:value-type="string">
            <text:p>FIRDOSH BEGAM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293">
            <text:p>293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7/08/2012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JASMEEN BANO</text:p>
          </table:table-cell>
          <table:table-cell office:value-type="string">
            <text:p>SARIF KHAN</text:p>
          </table:table-cell>
          <table:table-cell office:value-type="string">
            <text:p>MOSHINA BEGAM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86">
            <text:p>386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7/03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65">
            <text:p>65</text:p>
          </table:table-cell>
          <table:table-cell office:value-type="string">
            <text:p>KANAK BYADWAL</text:p>
          </table:table-cell>
          <table:table-cell office:value-type="string">
            <text:p>RAMESH CHAND MEENA</text:p>
          </table:table-cell>
          <table:table-cell office:value-type="string">
            <text:p>GULAB MEEN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53">
            <text:p>353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24/07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66">
            <text:p>66</text:p>
          </table:table-cell>
          <table:table-cell office:value-type="string">
            <text:p>KANIKA SHARMA</text:p>
          </table:table-cell>
          <table:table-cell office:value-type="string">
            <text:p>VIKAS SHARMA</text:p>
          </table:table-cell>
          <table:table-cell office:value-type="string">
            <text:p>ASHA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275">
            <text:p>275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31/10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67">
            <text:p>67</text:p>
          </table:table-cell>
          <table:table-cell office:value-type="string">
            <text:p>KANISHKA SHARMA</text:p>
          </table:table-cell>
          <table:table-cell office:value-type="string">
            <text:p>CHANDRA PRAKASH</text:p>
          </table:table-cell>
          <table:table-cell office:value-type="string">
            <text:p>ANITA DEVI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82">
            <text:p>382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02/11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68">
            <text:p>68</text:p>
          </table:table-cell>
          <table:table-cell office:value-type="string">
            <text:p>KARAN VERMA</text:p>
          </table:table-cell>
          <table:table-cell office:value-type="string">
            <text:p>HANUMAN SAHAY REIGAR</text:p>
          </table:table-cell>
          <table:table-cell office:value-type="string">
            <text:p>SUMAN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29">
            <text:p>29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21/04/2013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69">
            <text:p>69</text:p>
          </table:table-cell>
          <table:table-cell office:value-type="string">
            <text:p>KARTIK VERMA</text:p>
          </table:table-cell>
          <table:table-cell office:value-type="string">
            <text:p>ROSHAN LAL RAIGAR</text:p>
          </table:table-cell>
          <table:table-cell office:value-type="string">
            <text:p>MAMT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string">
            <text:p>45R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7/09/2014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70">
            <text:p>70</text:p>
          </table:table-cell>
          <table:table-cell office:value-type="string">
            <text:p>KHUSHBU MEENA</text:p>
          </table:table-cell>
          <table:table-cell office:value-type="string">
            <text:p>DAYARAM MEENA</text:p>
          </table:table-cell>
          <table:table-cell office:value-type="string">
            <text:p>ASH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273">
            <text:p>273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17/10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71">
            <text:p>71</text:p>
          </table:table-cell>
          <table:table-cell office:value-type="string">
            <text:p>KHUSHI PRAJAPAT</text:p>
          </table:table-cell>
          <table:table-cell office:value-type="string">
            <text:p>RAJESH PRAJAPAT</text:p>
          </table:table-cell>
          <table:table-cell office:value-type="string">
            <text:p>HANSHA DEVI PRAJAPAT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string">
            <text:p>43R</text:p>
          </table:table-cell>
          <table:table-cell office:value-type="string">
            <text:p>OBC</text:p>
          </table:table-cell>
          <table:table-cell office:value-type="string">
            <text:p>Girl</text:p>
          </table:table-cell>
          <table:table-cell table:style-name="ce17" office:value-type="string">
            <text:p>11/09/2013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72">
            <text:p>72</text:p>
          </table:table-cell>
          <table:table-cell office:value-type="string">
            <text:p>KUNAL SHARMA</text:p>
          </table:table-cell>
          <table:table-cell office:value-type="string">
            <text:p>RANJEET SHARMA</text:p>
          </table:table-cell>
          <table:table-cell office:value-type="string">
            <text:p>PUSHPA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30">
            <text:p>330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6/08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73">
            <text:p>73</text:p>
          </table:table-cell>
          <table:table-cell office:value-type="string">
            <text:p>MAHINUR BANO</text:p>
          </table:table-cell>
          <table:table-cell office:value-type="string">
            <text:p>SIRAJUDDIN KHAN</text:p>
          </table:table-cell>
          <table:table-cell office:value-type="string">
            <text:p>SALMA BEGAM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string">
            <text:p>40R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6/06/2014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74">
            <text:p>74</text:p>
          </table:table-cell>
          <table:table-cell office:value-type="string">
            <text:p>MANISH KUMAR RAIGAR</text:p>
          </table:table-cell>
          <table:table-cell office:value-type="string">
            <text:p>MADAN LAL RAIGAR</text:p>
          </table:table-cell>
          <table:table-cell office:value-type="string">
            <text:p>RADH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3">
            <text:p>33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26/03/2014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75">
            <text:p>75</text:p>
          </table:table-cell>
          <table:table-cell office:value-type="string">
            <text:p>MANISH MEENA</text:p>
          </table:table-cell>
          <table:table-cell office:value-type="string">
            <text:p>SHANKAR LAL MEENA</text:p>
          </table:table-cell>
          <table:table-cell office:value-type="string">
            <text:p>BHAG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436">
            <text:p>436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17" office:value-type="string">
            <text:p>01/06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76">
            <text:p>76</text:p>
          </table:table-cell>
          <table:table-cell office:value-type="string">
            <text:p>MAYANK SHARMA</text:p>
          </table:table-cell>
          <table:table-cell office:value-type="string">
            <text:p>RAMBABU SHARMA</text:p>
          </table:table-cell>
          <table:table-cell office:value-type="string">
            <text:p>MADHUBALA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26">
            <text:p>326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1/09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77">
            <text:p>77</text:p>
          </table:table-cell>
          <table:table-cell office:value-type="string">
            <text:p>MOHAMMAD IRSHAD</text:p>
          </table:table-cell>
          <table:table-cell office:value-type="string">
            <text:p>ABDUL RAZZAK KHAN</text:p>
          </table:table-cell>
          <table:table-cell office:value-type="string">
            <text:p>MADINA BEGUM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64">
            <text:p>364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7/09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78">
            <text:p>78</text:p>
          </table:table-cell>
          <table:table-cell office:value-type="string">
            <text:p>MOHAMMAD SHAHID KHAN</text:p>
          </table:table-cell>
          <table:table-cell office:value-type="string">
            <text:p>ABDUL RAJJAK KHAN</text:p>
          </table:table-cell>
          <table:table-cell office:value-type="string">
            <text:p>SHMEEM BANO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string">
            <text:p>48R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1/07/2013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79">
            <text:p>79</text:p>
          </table:table-cell>
          <table:table-cell office:value-type="string">
            <text:p>MOHD AYAN</text:p>
          </table:table-cell>
          <table:table-cell office:value-type="string">
            <text:p>MOHD NAIM</text:p>
          </table:table-cell>
          <table:table-cell office:value-type="string">
            <text:p>HAMDUSAN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56">
            <text:p>356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0/07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80">
            <text:p>80</text:p>
          </table:table-cell>
          <table:table-cell office:value-type="string">
            <text:p>MOHD REHAN KHAN</text:p>
          </table:table-cell>
          <table:table-cell office:value-type="string">
            <text:p>MOHD NAEEM</text:p>
          </table:table-cell>
          <table:table-cell office:value-type="string">
            <text:p>HMDUSAN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55">
            <text:p>355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0/07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81">
            <text:p>81</text:p>
          </table:table-cell>
          <table:table-cell office:value-type="string">
            <text:p>MOHD SHEHZAD</text:p>
          </table:table-cell>
          <table:table-cell office:value-type="string">
            <text:p>MOHD NAEEM</text:p>
          </table:table-cell>
          <table:table-cell office:value-type="string">
            <text:p>HAMDUSAN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57">
            <text:p>357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2/01/2012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82">
            <text:p>82</text:p>
          </table:table-cell>
          <table:table-cell office:value-type="string">
            <text:p>MUSKAN GURJAR</text:p>
          </table:table-cell>
          <table:table-cell office:value-type="string">
            <text:p>KRISHAN KUMAR GURJAR</text:p>
          </table:table-cell>
          <table:table-cell office:value-type="string">
            <text:p>GUDDI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469">
            <text:p>469</text:p>
          </table:table-cell>
          <table:table-cell office:value-type="string">
            <text:p>SBC</text:p>
          </table:table-cell>
          <table:table-cell office:value-type="string">
            <text:p>Girl</text:p>
          </table:table-cell>
          <table:table-cell table:style-name="ce17" office:value-type="string">
            <text:p>01/01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83">
            <text:p>83</text:p>
          </table:table-cell>
          <table:table-cell office:value-type="string">
            <text:p>MUSKAN MEENA</text:p>
          </table:table-cell>
          <table:table-cell office:value-type="string">
            <text:p>RAMESH CHAND MEENA</text:p>
          </table:table-cell>
          <table:table-cell office:value-type="string">
            <text:p>GULAB DEVI MEEN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271">
            <text:p>271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table:style-name="ce17" office:value-type="string">
            <text:p>05/04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84">
            <text:p>84</text:p>
          </table:table-cell>
          <table:table-cell office:value-type="string">
            <text:p>MUSRAF KHAN</text:p>
          </table:table-cell>
          <table:table-cell office:value-type="string">
            <text:p>ASRAF KHAN</text:p>
          </table:table-cell>
          <table:table-cell office:value-type="string">
            <text:p>KALLI BEGAM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58">
            <text:p>358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5/08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85">
            <text:p>85</text:p>
          </table:table-cell>
          <table:table-cell office:value-type="string">
            <text:p>NAJMIN BANO</text:p>
          </table:table-cell>
          <table:table-cell office:value-type="string">
            <text:p>ASPAK KHAN</text:p>
          </table:table-cell>
          <table:table-cell office:value-type="string">
            <text:p>SAYARA KHAN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95">
            <text:p>395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03/02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86">
            <text:p>86</text:p>
          </table:table-cell>
          <table:table-cell office:value-type="string">
            <text:p>NEETU PRAJAPAT</text:p>
          </table:table-cell>
          <table:table-cell office:value-type="string">
            <text:p>BABU LAL KUMHAR</text:p>
          </table:table-cell>
          <table:table-cell office:value-type="string">
            <text:p>SAVIT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1">
            <text:p>31</text:p>
          </table:table-cell>
          <table:table-cell office:value-type="string">
            <text:p>OBC</text:p>
          </table:table-cell>
          <table:table-cell office:value-type="string">
            <text:p>Girl</text:p>
          </table:table-cell>
          <table:table-cell office:value-type="string">
            <text:p>20/01/2014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87">
            <text:p>87</text:p>
          </table:table-cell>
          <table:table-cell office:value-type="string">
            <text:p>PRATIK MEENA</text:p>
          </table:table-cell>
          <table:table-cell office:value-type="string">
            <text:p>RAMBABU MEENA</text:p>
          </table:table-cell>
          <table:table-cell office:value-type="string">
            <text:p>MANJU MEEN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97">
            <text:p>397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29/09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88">
            <text:p>88</text:p>
          </table:table-cell>
          <table:table-cell office:value-type="string">
            <text:p>PRIYANSHI MEENA</text:p>
          </table:table-cell>
          <table:table-cell office:value-type="string">
            <text:p>KANHIAY LAL MEENA</text:p>
          </table:table-cell>
          <table:table-cell office:value-type="string">
            <text:p>CHAND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40">
            <text:p>340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27/11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89">
            <text:p>89</text:p>
          </table:table-cell>
          <table:table-cell office:value-type="string">
            <text:p>RESHMA MEENA</text:p>
          </table:table-cell>
          <table:table-cell office:value-type="string">
            <text:p>RANGLALMEENA</text:p>
          </table:table-cell>
          <table:table-cell office:value-type="string">
            <text:p>KALLI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446">
            <text:p>446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28/01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90">
            <text:p>90</text:p>
          </table:table-cell>
          <table:table-cell office:value-type="string">
            <text:p>RIYA SHARMA</text:p>
          </table:table-cell>
          <table:table-cell office:value-type="string">
            <text:p>RAMCHARAN SHARMA</text:p>
          </table:table-cell>
          <table:table-cell office:value-type="string">
            <text:p>CHANDA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36">
            <text:p>336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07/08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91">
            <text:p>91</text:p>
          </table:table-cell>
          <table:table-cell office:value-type="string">
            <text:p>RONAK SHARMA</text:p>
          </table:table-cell>
          <table:table-cell office:value-type="string">
            <text:p>VIJAY KUMAR SHARMA</text:p>
          </table:table-cell>
          <table:table-cell office:value-type="string">
            <text:p>ARCHN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41">
            <text:p>341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4/06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92">
            <text:p>92</text:p>
          </table:table-cell>
          <table:table-cell office:value-type="string">
            <text:p>SAHID KHAN</text:p>
          </table:table-cell>
          <table:table-cell office:value-type="string">
            <text:p>RAZAK KHAN</text:p>
          </table:table-cell>
          <table:table-cell office:value-type="string">
            <text:p>SAMMI BEGUM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29">
            <text:p>329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6/09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93">
            <text:p>93</text:p>
          </table:table-cell>
          <table:table-cell office:value-type="string">
            <text:p>SAKSHI SHARMA</text:p>
          </table:table-cell>
          <table:table-cell office:value-type="string">
            <text:p>RAMESH CHANDRA SHARMA</text:p>
          </table:table-cell>
          <table:table-cell office:value-type="string">
            <text:p>SUNITA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90">
            <text:p>390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4/07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94">
            <text:p>94</text:p>
          </table:table-cell>
          <table:table-cell office:value-type="string">
            <text:p>SAMIT SHARMA</text:p>
          </table:table-cell>
          <table:table-cell office:value-type="string">
            <text:p>RAJENDRA KUMAR SHARMA</text:p>
          </table:table-cell>
          <table:table-cell office:value-type="string">
            <text:p>KAVIT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65">
            <text:p>365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3/02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95">
            <text:p>95</text:p>
          </table:table-cell>
          <table:table-cell office:value-type="string">
            <text:p>SAPNA PRAJAPAT</text:p>
          </table:table-cell>
          <table:table-cell office:value-type="string">
            <text:p>RAJESH PRAJAPAT</text:p>
          </table:table-cell>
          <table:table-cell office:value-type="string">
            <text:p>HANS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94">
            <text:p>394</text:p>
          </table:table-cell>
          <table:table-cell office:value-type="string">
            <text:p>OBC</text:p>
          </table:table-cell>
          <table:table-cell office:value-type="string">
            <text:p>Girl</text:p>
          </table:table-cell>
          <table:table-cell table:style-name="ce17" office:value-type="string">
            <text:p>01/02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96">
            <text:p>96</text:p>
          </table:table-cell>
          <table:table-cell office:value-type="string">
            <text:p>SHEETAL SAIN</text:p>
          </table:table-cell>
          <table:table-cell office:value-type="string">
            <text:p>BUDDHI PRAKASH SAIN</text:p>
          </table:table-cell>
          <table:table-cell office:value-type="string">
            <text:p>RASIY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5">
            <text:p>35</text:p>
          </table:table-cell>
          <table:table-cell office:value-type="string">
            <text:p>OBC</text:p>
          </table:table-cell>
          <table:table-cell office:value-type="string">
            <text:p>Girl</text:p>
          </table:table-cell>
          <table:table-cell table:style-name="ce17" office:value-type="string">
            <text:p>02/04/2013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97">
            <text:p>97</text:p>
          </table:table-cell>
          <table:table-cell office:value-type="string">
            <text:p>SHIVANI SHARMA</text:p>
          </table:table-cell>
          <table:table-cell office:value-type="string">
            <text:p>RAJ KUMAR SHARMA</text:p>
          </table:table-cell>
          <table:table-cell office:value-type="string">
            <text:p>MEERA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430">
            <text:p>430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6/07/201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98">
            <text:p>98</text:p>
          </table:table-cell>
          <table:table-cell office:value-type="string">
            <text:p>SUGNA PRAJAPAT</text:p>
          </table:table-cell>
          <table:table-cell office:value-type="string">
            <text:p>CHHOTU RAM</text:p>
          </table:table-cell>
          <table:table-cell office:value-type="string">
            <text:p>MANISH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string">
            <text:p>39R</text:p>
          </table:table-cell>
          <table:table-cell office:value-type="string">
            <text:p>OBC</text:p>
          </table:table-cell>
          <table:table-cell office:value-type="string">
            <text:p>Girl</text:p>
          </table:table-cell>
          <table:table-cell office:value-type="string">
            <text:p>28/07/2014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99">
            <text:p>99</text:p>
          </table:table-cell>
          <table:table-cell office:value-type="string">
            <text:p>TANISHA MEENA</text:p>
          </table:table-cell>
          <table:table-cell office:value-type="string">
            <text:p>SHIV KUMAR MEENA</text:p>
          </table:table-cell>
          <table:table-cell office:value-type="string">
            <text:p>MANBHAR MEEN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81">
            <text:p>381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28/04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00">
            <text:p>100</text:p>
          </table:table-cell>
          <table:table-cell office:value-type="string">
            <text:p>VANSH SHARMA</text:p>
          </table:table-cell>
          <table:table-cell office:value-type="string">
            <text:p>MUKESH SHARMA</text:p>
          </table:table-cell>
          <table:table-cell office:value-type="string">
            <text:p>ANNU SHARMA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89">
            <text:p>389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8/09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01">
            <text:p>101</text:p>
          </table:table-cell>
          <table:table-cell office:value-type="string">
            <text:p>VIJAY RAIGAR</text:p>
          </table:table-cell>
          <table:table-cell office:value-type="string">
            <text:p>MADAN LAL RAIGAR</text:p>
          </table:table-cell>
          <table:table-cell office:value-type="string">
            <text:p>RADH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84">
            <text:p>384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table:style-name="ce17" office:value-type="string">
            <text:p>02/04/201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02">
            <text:p>102</text:p>
          </table:table-cell>
          <table:table-cell office:value-type="string">
            <text:p>VINOD PRAJAPAT</text:p>
          </table:table-cell>
          <table:table-cell office:value-type="string">
            <text:p>RAMESH PRAJAPAT</text:p>
          </table:table-cell>
          <table:table-cell office:value-type="string">
            <text:p>LAD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string">
            <text:p>47R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office:value-type="string">
            <text:p>14/06/2014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03">
            <text:p>103</text:p>
          </table:table-cell>
          <table:table-cell office:value-type="string">
            <text:p>VISHVAS RAIGAR</text:p>
          </table:table-cell>
          <table:table-cell office:value-type="string">
            <text:p>OM PRAKASH RAIGAR</text:p>
          </table:table-cell>
          <table:table-cell office:value-type="string">
            <text:p>CHANDANI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332">
            <text:p>332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17" office:value-type="string">
            <text:p>05/06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04">
            <text:p>104</text:p>
          </table:table-cell>
          <table:table-cell office:value-type="string">
            <text:p>YOGITA MEENA</text:p>
          </table:table-cell>
          <table:table-cell office:value-type="string">
            <text:p>CHHOTE LAL MEENA</text:p>
          </table:table-cell>
          <table:table-cell office:value-type="string">
            <text:p>CHANDRA KANTA DEVI</text:p>
          </table:table-cell>
          <table:table-cell office:value-type="string">
            <text:p>PP.5+</text:p>
          </table:table-cell>
          <table:table-cell office:value-type="string">
            <text:p>English</text:p>
          </table:table-cell>
          <table:table-cell office:value-type="float" office:value="444">
            <text:p>444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table:style-name="ce17" office:value-type="string">
            <text:p>10/01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05">
            <text:p>105</text:p>
          </table:table-cell>
          <table:table-cell office:value-type="string">
            <text:p>AAKANSHA LABANIYA</text:p>
          </table:table-cell>
          <table:table-cell office:value-type="string">
            <text:p>MUKESH KUMAR LABANIYA</text:p>
          </table:table-cell>
          <table:table-cell office:value-type="string">
            <text:p>SMT SUGANA DEVI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24">
            <text:p>24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table:style-name="ce17" office:value-type="string">
            <text:p>03/03/2013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06">
            <text:p>106</text:p>
          </table:table-cell>
          <table:table-cell office:value-type="string">
            <text:p>AARIKA SHARMA</text:p>
          </table:table-cell>
          <table:table-cell office:value-type="string">
            <text:p>KRISHAN KUMAR SHATRMA</text:p>
          </table:table-cell>
          <table:table-cell office:value-type="string">
            <text:p>SHEELA DEVI</text:p>
          </table:table-cell>
          <table:table-cell office:value-type="string">
            <text:p>First</text:p>
          </table:table-cell>
          <table:table-cell office:value-type="string">
            <text:p>Hindi</text:p>
          </table:table-cell>
          <table:table-cell office:value-type="float" office:value="482">
            <text:p>482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05/03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07">
            <text:p>107</text:p>
          </table:table-cell>
          <table:table-cell office:value-type="string">
            <text:p>AKSHIT SHARMA</text:p>
          </table:table-cell>
          <table:table-cell office:value-type="string">
            <text:p>BABU LAL SHARMA</text:p>
          </table:table-cell>
          <table:table-cell office:value-type="string">
            <text:p>REKHA DEVI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371">
            <text:p>371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7/05/201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08">
            <text:p>108</text:p>
          </table:table-cell>
          <table:table-cell office:value-type="string">
            <text:p>ANKUSH KUMAR RAIGAR</text:p>
          </table:table-cell>
          <table:table-cell office:value-type="string">
            <text:p>MUKESH KUMAR RAIGAR</text:p>
          </table:table-cell>
          <table:table-cell office:value-type="string">
            <text:p>PINKI DEVI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22">
            <text:p>22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table:style-name="ce17" office:value-type="string">
            <text:p>07/08/2012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09">
            <text:p>109</text:p>
          </table:table-cell>
          <table:table-cell office:value-type="string">
            <text:p>ANTIMA RAIGAR</text:p>
          </table:table-cell>
          <table:table-cell office:value-type="string">
            <text:p>PAPPU RAM RAIGAR</text:p>
          </table:table-cell>
          <table:table-cell office:value-type="string">
            <text:p>MANNI DEVI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20">
            <text:p>20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office:value-type="string">
            <text:p>18/04/2013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10">
            <text:p>110</text:p>
          </table:table-cell>
          <table:table-cell office:value-type="string">
            <text:p>LUCKY MEENA</text:p>
          </table:table-cell>
          <table:table-cell office:value-type="string">
            <text:p>DUHNGER SINGH MEENA</text:p>
          </table:table-cell>
          <table:table-cell office:value-type="string">
            <text:p>ASHA MEENA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230">
            <text:p>230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17" office:value-type="string">
            <text:p>01/08/2013</text:p>
          </table:table-cell>
          <table:table-cell office:value-type="string">
            <text:p>Not Applicable</text:p>
          </table:table-cell>
          <table:table-cell/>
        </table:table-row>
        <table:table-row table:style-name="ro4">
          <table:table-cell office:value-type="float" office:value="111">
            <text:p>111</text:p>
          </table:table-cell>
          <table:table-cell office:value-type="string">
            <text:p>MAYANK SHARMA</text:p>
          </table:table-cell>
          <table:table-cell office:value-type="string">
            <text:p>VIKASH KUMAR SHARMA</text:p>
          </table:table-cell>
          <table:table-cell office:value-type="string">
            <text:p>ASHA SHARMA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216">
            <text:p>216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4/04/2012</text:p>
          </table:table-cell>
          <table:table-cell office:value-type="string">
            <text:p>Not Applicable</text:p>
          </table:table-cell>
          <table:table-cell/>
        </table:table-row>
        <table:table-row table:style-name="ro4">
          <table:table-cell office:value-type="float" office:value="112">
            <text:p>112</text:p>
          </table:table-cell>
          <table:table-cell office:value-type="string">
            <text:p>NAITIK KUMAR RAIGAR</text:p>
          </table:table-cell>
          <table:table-cell office:value-type="string">
            <text:p>SURESH CHAND RAIGAR</text:p>
          </table:table-cell>
          <table:table-cell office:value-type="string">
            <text:p>MAMTA DEVI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23">
            <text:p>23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table:style-name="ce17" office:value-type="string">
            <text:p>03/06/2012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13">
            <text:p>113</text:p>
          </table:table-cell>
          <table:table-cell office:value-type="string">
            <text:p>NAMAN SHARMA</text:p>
          </table:table-cell>
          <table:table-cell office:value-type="string">
            <text:p>RANJEET SHARMA</text:p>
          </table:table-cell>
          <table:table-cell office:value-type="string">
            <text:p>PUSHPA SHARMA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319">
            <text:p>319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06/05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14">
            <text:p>114</text:p>
          </table:table-cell>
          <table:table-cell office:value-type="string">
            <text:p>NARENDRA KUMAR LABANIYA</text:p>
          </table:table-cell>
          <table:table-cell office:value-type="string">
            <text:p>NEELAM KUMAR LABANIYA</text:p>
          </table:table-cell>
          <table:table-cell office:value-type="string">
            <text:p>SAMPATI DEVI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21">
            <text:p>21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5/09/2013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15">
            <text:p>115</text:p>
          </table:table-cell>
          <table:table-cell office:value-type="string">
            <text:p>PRIYANKA SHARMA</text:p>
          </table:table-cell>
          <table:table-cell office:value-type="string">
            <text:p>SITA RAM SHARMA</text:p>
          </table:table-cell>
          <table:table-cell office:value-type="string">
            <text:p>ANITA SHARMA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373">
            <text:p>373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06/05/2013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16">
            <text:p>116</text:p>
          </table:table-cell>
          <table:table-cell office:value-type="string">
            <text:p>SAMEER KUMAR RAIGAR</text:p>
          </table:table-cell>
          <table:table-cell office:value-type="string">
            <text:p>PURAN MAL RAIGAR</text:p>
          </table:table-cell>
          <table:table-cell office:value-type="string">
            <text:p>SUSHILA DEVI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25">
            <text:p>25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table:style-name="ce17" office:value-type="string">
            <text:p>01/09/2012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17">
            <text:p>117</text:p>
          </table:table-cell>
          <table:table-cell office:value-type="string">
            <text:p>UMESH MAHAWAR</text:p>
          </table:table-cell>
          <table:table-cell office:value-type="string">
            <text:p>DEVI SAHAY MAHAWAR</text:p>
          </table:table-cell>
          <table:table-cell office:value-type="string">
            <text:p>KESHARI DEVI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26">
            <text:p>26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table:style-name="ce17" office:value-type="string">
            <text:p>12/02/2013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18">
            <text:p>118</text:p>
          </table:table-cell>
          <table:table-cell office:value-type="string">
            <text:p>YATI VERMA</text:p>
          </table:table-cell>
          <table:table-cell office:value-type="string">
            <text:p>GULAB CHAND RAIGAR</text:p>
          </table:table-cell>
          <table:table-cell office:value-type="string">
            <text:p>MAINKA DEVI</text:p>
          </table:table-cell>
          <table:table-cell office:value-type="string">
            <text:p>First</text:p>
          </table:table-cell>
          <table:table-cell office:value-type="string">
            <text:p>English</text:p>
          </table:table-cell>
          <table:table-cell office:value-type="float" office:value="28">
            <text:p>28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table:style-name="ce17" office:value-type="string">
            <text:p>10/08/2013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19">
            <text:p>119</text:p>
          </table:table-cell>
          <table:table-cell office:value-type="string">
            <text:p>AARYAN TIWARI</text:p>
          </table:table-cell>
          <table:table-cell office:value-type="string">
            <text:p>JAGDISH TIWARI</text:p>
          </table:table-cell>
          <table:table-cell office:value-type="string">
            <text:p>REKHA TIWAR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474">
            <text:p>474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0/06/2012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20">
            <text:p>120</text:p>
          </table:table-cell>
          <table:table-cell office:value-type="string">
            <text:p>AAYUSH SHARMA</text:p>
          </table:table-cell>
          <table:table-cell office:value-type="string">
            <text:p>LAXMAN PRASAD SHARMA</text:p>
          </table:table-cell>
          <table:table-cell office:value-type="string">
            <text:p>MAMTA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8/05/2011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21">
            <text:p>121</text:p>
          </table:table-cell>
          <table:table-cell office:value-type="string">
            <text:p>AAYUSHI MEENA</text:p>
          </table:table-cell>
          <table:table-cell office:value-type="string">
            <text:p>BABU LAL MEENA</text:p>
          </table:table-cell>
          <table:table-cell office:value-type="string">
            <text:p>ANITA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490">
            <text:p>490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15/06/2011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22">
            <text:p>122</text:p>
          </table:table-cell>
          <table:table-cell office:value-type="string">
            <text:p>AFTAB HUSSAIN</text:p>
          </table:table-cell>
          <table:table-cell office:value-type="string">
            <text:p>KALU KHAN</text:p>
          </table:table-cell>
          <table:table-cell office:value-type="string">
            <text:p>MOBINA BEGAM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10">
            <text:p>10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3/08/2011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23">
            <text:p>123</text:p>
          </table:table-cell>
          <table:table-cell office:value-type="string">
            <text:p>ANSHUL TIWARI</text:p>
          </table:table-cell>
          <table:table-cell office:value-type="string">
            <text:p>JAGDISH TIWARI</text:p>
          </table:table-cell>
          <table:table-cell office:value-type="string">
            <text:p>REKHA TIWAR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473">
            <text:p>473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0/06/2012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24">
            <text:p>124</text:p>
          </table:table-cell>
          <table:table-cell office:value-type="string">
            <text:p>ARADHYA SHARMA</text:p>
          </table:table-cell>
          <table:table-cell office:value-type="string">
            <text:p>LAXMAN PRASAD SHARMA</text:p>
          </table:table-cell>
          <table:table-cell office:value-type="string">
            <text:p>MAMTA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11">
            <text:p>11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28/03/2012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25">
            <text:p>125</text:p>
          </table:table-cell>
          <table:table-cell office:value-type="string">
            <text:p>ARJUN MAHAWAR</text:p>
          </table:table-cell>
          <table:table-cell office:value-type="string">
            <text:p>HEERA LAL MAHAWAR</text:p>
          </table:table-cell>
          <table:table-cell office:value-type="string">
            <text:p>LAJWANTI MAHAWAR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16">
            <text:p>16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table:style-name="ce17" office:value-type="string">
            <text:p>03/08/2011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26">
            <text:p>126</text:p>
          </table:table-cell>
          <table:table-cell office:value-type="string">
            <text:p>ARYAN MEENA</text:p>
          </table:table-cell>
          <table:table-cell office:value-type="string">
            <text:p>GIRRAJ PRASAD MEENA</text:p>
          </table:table-cell>
          <table:table-cell office:value-type="string">
            <text:p>BEENA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308">
            <text:p>308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17" office:value-type="string">
            <text:p>09/09/2011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27">
            <text:p>127</text:p>
          </table:table-cell>
          <table:table-cell office:value-type="string">
            <text:p>CHIRAG TAILOR</text:p>
          </table:table-cell>
          <table:table-cell office:value-type="string">
            <text:p>VED PRAKASH TANK</text:p>
          </table:table-cell>
          <table:table-cell office:value-type="string">
            <text:p>POONAM TANK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19">
            <text:p>19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table:style-name="ce17" office:value-type="string">
            <text:p>08/08/2011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28">
            <text:p>128</text:p>
          </table:table-cell>
          <table:table-cell office:value-type="string">
            <text:p>JUNED KHAN</text:p>
          </table:table-cell>
          <table:table-cell office:value-type="string">
            <text:p>ISLAM KHAN</text:p>
          </table:table-cell>
          <table:table-cell office:value-type="string">
            <text:p>JUBEDA BEGAM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18">
            <text:p>18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8/12/2011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29">
            <text:p>129</text:p>
          </table:table-cell>
          <table:table-cell office:value-type="string">
            <text:p>KHUSHI PRAJAPAT</text:p>
          </table:table-cell>
          <table:table-cell office:value-type="string">
            <text:p>YOGESH CHAND KUMHAR</text:p>
          </table:table-cell>
          <table:table-cell office:value-type="string">
            <text:p>SEEMA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435">
            <text:p>435</text:p>
          </table:table-cell>
          <table:table-cell office:value-type="string">
            <text:p>OBC</text:p>
          </table:table-cell>
          <table:table-cell office:value-type="string">
            <text:p>Girl</text:p>
          </table:table-cell>
          <table:table-cell table:style-name="ce17" office:value-type="string">
            <text:p>04/06/2012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30">
            <text:p>130</text:p>
          </table:table-cell>
          <table:table-cell office:value-type="string">
            <text:p>LAKSHYA SHARMA</text:p>
          </table:table-cell>
          <table:table-cell office:value-type="string">
            <text:p>KAMLESH SHARMA</text:p>
          </table:table-cell>
          <table:table-cell office:value-type="string">
            <text:p>KAMLA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313">
            <text:p>313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5/09/2011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31">
            <text:p>131</text:p>
          </table:table-cell>
          <table:table-cell office:value-type="string">
            <text:p>LUCKY BUNKAR</text:p>
          </table:table-cell>
          <table:table-cell office:value-type="string">
            <text:p>DEENDAYAL BUNKAR</text:p>
          </table:table-cell>
          <table:table-cell office:value-type="string">
            <text:p>MANJU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table:style-name="ce17" office:value-type="string">
            <text:p>09/07/2011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32">
            <text:p>132</text:p>
          </table:table-cell>
          <table:table-cell office:value-type="string">
            <text:p>LUCKY SHARMA</text:p>
          </table:table-cell>
          <table:table-cell office:value-type="string">
            <text:p>HANUMAN SHARMA</text:p>
          </table:table-cell>
          <table:table-cell office:value-type="string">
            <text:p>SUNITA SHARMA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372">
            <text:p>372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9/10/2012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33">
            <text:p>133</text:p>
          </table:table-cell>
          <table:table-cell office:value-type="string">
            <text:p>MANISH DHUDIYA</text:p>
          </table:table-cell>
          <table:table-cell office:value-type="string">
            <text:p>GAURI SHANKAR RAIGAR</text:p>
          </table:table-cell>
          <table:table-cell office:value-type="string">
            <text:p>MAMTA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7">
            <text:p>7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4/04/2012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34">
            <text:p>134</text:p>
          </table:table-cell>
          <table:table-cell office:value-type="string">
            <text:p>NEHA VERMA</text:p>
          </table:table-cell>
          <table:table-cell office:value-type="string">
            <text:p>GHANSHYAM JALUTHARIA</text:p>
          </table:table-cell>
          <table:table-cell office:value-type="string">
            <text:p>TULSA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8">
            <text:p>8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office:value-type="string">
            <text:p>27/08/2011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35">
            <text:p>135</text:p>
          </table:table-cell>
          <table:table-cell office:value-type="string">
            <text:p>NIKHIL KUMAR JALUTHRIYA</text:p>
          </table:table-cell>
          <table:table-cell office:value-type="string">
            <text:p>KAMLESH KUMAR JALUTHARIYA</text:p>
          </table:table-cell>
          <table:table-cell office:value-type="string">
            <text:p>UGANTI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5">
            <text:p>5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29/10/2011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36">
            <text:p>136</text:p>
          </table:table-cell>
          <table:table-cell office:value-type="string">
            <text:p>NISHA MEENA</text:p>
          </table:table-cell>
          <table:table-cell office:value-type="string">
            <text:p>JAI NARAYAN MEENA</text:p>
          </table:table-cell>
          <table:table-cell office:value-type="string">
            <text:p>MANNA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475">
            <text:p>475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14/07/2010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37">
            <text:p>137</text:p>
          </table:table-cell>
          <table:table-cell office:value-type="string">
            <text:p>PRASHANT TANK</text:p>
          </table:table-cell>
          <table:table-cell office:value-type="string">
            <text:p>VED PRAKASH TANK</text:p>
          </table:table-cell>
          <table:table-cell office:value-type="string">
            <text:p>POONAM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string">
            <text:p>240/16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table:style-name="ce17" office:value-type="string">
            <text:p>11/12/2012</text:p>
          </table:table-cell>
          <table:table-cell office:value-type="string">
            <text:p>Not Applicable</text:p>
          </table:table-cell>
          <table:table-cell/>
        </table:table-row>
        <table:table-row table:style-name="ro4">
          <table:table-cell office:value-type="float" office:value="138">
            <text:p>138</text:p>
          </table:table-cell>
          <table:table-cell office:value-type="string">
            <text:p>PRATEEK KUMAR DHUDIYA</text:p>
          </table:table-cell>
          <table:table-cell office:value-type="string">
            <text:p>RAJKUMAR RAIGAR</text:p>
          </table:table-cell>
          <table:table-cell office:value-type="string">
            <text:p>HEM LATA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3/04/2012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39">
            <text:p>139</text:p>
          </table:table-cell>
          <table:table-cell office:value-type="string">
            <text:p>RIYA</text:p>
          </table:table-cell>
          <table:table-cell office:value-type="string">
            <text:p>SATYA NARAYAN MEENA</text:p>
          </table:table-cell>
          <table:table-cell office:value-type="string">
            <text:p>MAMTA KUMARI MEENA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426">
            <text:p>426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26/06/2019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40">
            <text:p>140</text:p>
          </table:table-cell>
          <table:table-cell office:value-type="string">
            <text:p>SAHIBA BANO</text:p>
          </table:table-cell>
          <table:table-cell office:value-type="string">
            <text:p>ABDUL RAZAK KHAN</text:p>
          </table:table-cell>
          <table:table-cell office:value-type="string">
            <text:p>SAMMY BEGUM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323">
            <text:p>323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10/06/2012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41">
            <text:p>141</text:p>
          </table:table-cell>
          <table:table-cell office:value-type="string">
            <text:p>SAHIL MEENA</text:p>
          </table:table-cell>
          <table:table-cell office:value-type="string">
            <text:p>HARI NARAYAN MEENA</text:p>
          </table:table-cell>
          <table:table-cell office:value-type="string">
            <text:p>RAMESWARI DEVI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489">
            <text:p>489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23/06/2008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42">
            <text:p>142</text:p>
          </table:table-cell>
          <table:table-cell office:value-type="string">
            <text:p>SHABIR KHAN</text:p>
          </table:table-cell>
          <table:table-cell office:value-type="string">
            <text:p>IDU KHAN</text:p>
          </table:table-cell>
          <table:table-cell office:value-type="string">
            <text:p>SHAHIDA BEGAM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17">
            <text:p>17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4/09/2011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43">
            <text:p>143</text:p>
          </table:table-cell>
          <table:table-cell office:value-type="string">
            <text:p>SONIYA BANO</text:p>
          </table:table-cell>
          <table:table-cell office:value-type="string">
            <text:p>ISLAM KHAN</text:p>
          </table:table-cell>
          <table:table-cell office:value-type="string">
            <text:p>JUBEDA BEGAM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14">
            <text:p>14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10/11/2011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44">
            <text:p>144</text:p>
          </table:table-cell>
          <table:table-cell office:value-type="string">
            <text:p>TARANA BANU</text:p>
          </table:table-cell>
          <table:table-cell office:value-type="string">
            <text:p>AAMIN KHAN</text:p>
          </table:table-cell>
          <table:table-cell office:value-type="string">
            <text:p>SALMA BEGAM</text:p>
          </table:table-cell>
          <table:table-cell office:value-type="string">
            <text:p>Second</text:p>
          </table:table-cell>
          <table:table-cell office:value-type="string">
            <text:p>English</text:p>
          </table:table-cell>
          <table:table-cell office:value-type="float" office:value="12">
            <text:p>12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31/01/2012</text:p>
          </table:table-cell>
          <table:table-cell office:value-type="string">
            <text:p>YES</text:p>
          </table:table-cell>
          <table:table-cell/>
        </table:table-row>
        <table:table-row table:style-name="ro4">
          <table:table-cell office:value-type="float" office:value="145">
            <text:p>145</text:p>
          </table:table-cell>
          <table:table-cell office:value-type="string">
            <text:p>ADITIYA SHARMA</text:p>
          </table:table-cell>
          <table:table-cell office:value-type="string">
            <text:p>KAILASH CHAND SHARMA</text:p>
          </table:table-cell>
          <table:table-cell office:value-type="string">
            <text:p>SEEMA SHARMA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478">
            <text:p>478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5/11/2010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46">
            <text:p>146</text:p>
          </table:table-cell>
          <table:table-cell office:value-type="string">
            <text:p>ANKUSH MEENA</text:p>
          </table:table-cell>
          <table:table-cell office:value-type="string">
            <text:p>SURESH CHAND MEENA</text:p>
          </table:table-cell>
          <table:table-cell office:value-type="string">
            <text:p>KRISHANA DEVI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147">
            <text:p>147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17" office:value-type="string">
            <text:p>05/10/2011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47">
            <text:p>147</text:p>
          </table:table-cell>
          <table:table-cell office:value-type="string">
            <text:p>ANUPRIYA MEENA</text:p>
          </table:table-cell>
          <table:table-cell office:value-type="string">
            <text:p>SATYA NARAYAN MEENA</text:p>
          </table:table-cell>
          <table:table-cell office:value-type="string">
            <text:p>MAMTA KUMARI MEENA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425">
            <text:p>425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16/09/2011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48">
            <text:p>148</text:p>
          </table:table-cell>
          <table:table-cell office:value-type="string">
            <text:p>DILKUSH MEENA</text:p>
          </table:table-cell>
          <table:table-cell office:value-type="string">
            <text:p>KISHAN LAL MEENA</text:p>
          </table:table-cell>
          <table:table-cell office:value-type="string">
            <text:p>ANITA DEVI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155">
            <text:p>155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17" office:value-type="string">
            <text:p>03/07/2009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49">
            <text:p>149</text:p>
          </table:table-cell>
          <table:table-cell office:value-type="string">
            <text:p>ISHRAFIL KHAN</text:p>
          </table:table-cell>
          <table:table-cell office:value-type="string">
            <text:p>ASPAK KHAN</text:p>
          </table:table-cell>
          <table:table-cell office:value-type="string">
            <text:p>SHAYARA BEGUM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283">
            <text:p>283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2/04/2010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50">
            <text:p>150</text:p>
          </table:table-cell>
          <table:table-cell office:value-type="string">
            <text:p>JOYA KHAN</text:p>
          </table:table-cell>
          <table:table-cell office:value-type="string">
            <text:p>SALEEM KHAN</text:p>
          </table:table-cell>
          <table:table-cell office:value-type="string">
            <text:p>SAYANA BEGAM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124">
            <text:p>124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10/08/2011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51">
            <text:p>151</text:p>
          </table:table-cell>
          <table:table-cell office:value-type="string">
            <text:p>KARTIK SHARMA</text:p>
          </table:table-cell>
          <table:table-cell office:value-type="string">
            <text:p>RADHESHYAM SHARMA</text:p>
          </table:table-cell>
          <table:table-cell office:value-type="string">
            <text:p>PINKI SHARMA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434">
            <text:p>434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8/10/2011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52">
            <text:p>152</text:p>
          </table:table-cell>
          <table:table-cell office:value-type="string">
            <text:p>MONU SHARMA</text:p>
          </table:table-cell>
          <table:table-cell office:value-type="string">
            <text:p>RAMESH CHAND SHARMA</text:p>
          </table:table-cell>
          <table:table-cell office:value-type="string">
            <text:p>REKHA SHARMA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374">
            <text:p>374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8/06/2012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53">
            <text:p>153</text:p>
          </table:table-cell>
          <table:table-cell office:value-type="string">
            <text:p>NAVYA SHARMA</text:p>
          </table:table-cell>
          <table:table-cell office:value-type="string">
            <text:p>RAM RAI SHARMA</text:p>
          </table:table-cell>
          <table:table-cell office:value-type="string">
            <text:p>KRISHANA DEVI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150">
            <text:p>150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22/09/2011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54">
            <text:p>154</text:p>
          </table:table-cell>
          <table:table-cell office:value-type="string">
            <text:p>NOSHEEN</text:p>
          </table:table-cell>
          <table:table-cell office:value-type="string">
            <text:p>MOHD NAEEM</text:p>
          </table:table-cell>
          <table:table-cell office:value-type="string">
            <text:p>HAMDUSANA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359">
            <text:p>359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22/11/2009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55">
            <text:p>155</text:p>
          </table:table-cell>
          <table:table-cell office:value-type="string">
            <text:p>PAWAN KUMAR SAIN</text:p>
          </table:table-cell>
          <table:table-cell office:value-type="string">
            <text:p>BUDDHI PRAKASH SAIN</text:p>
          </table:table-cell>
          <table:table-cell office:value-type="string">
            <text:p>RASIYA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412">
            <text:p>412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office:value-type="string">
            <text:p>23/08/2009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56">
            <text:p>156</text:p>
          </table:table-cell>
          <table:table-cell office:value-type="string">
            <text:p>RIJWAN KHAN</text:p>
          </table:table-cell>
          <table:table-cell office:value-type="string">
            <text:p>IMRAN KHAN</text:p>
          </table:table-cell>
          <table:table-cell office:value-type="string">
            <text:p>HASINA BEGAM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167">
            <text:p>167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5/03/2010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57">
            <text:p>157</text:p>
          </table:table-cell>
          <table:table-cell office:value-type="string">
            <text:p>RIYA SHARMA</text:p>
          </table:table-cell>
          <table:table-cell office:value-type="string">
            <text:p>GAURI SHANKAR SHARMA</text:p>
          </table:table-cell>
          <table:table-cell office:value-type="string">
            <text:p>KAVITA SHARNA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13">
            <text:p>13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10/12/2011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58">
            <text:p>158</text:p>
          </table:table-cell>
          <table:table-cell office:value-type="string">
            <text:p>SHAILENDRA MEENA</text:p>
          </table:table-cell>
          <table:table-cell office:value-type="string">
            <text:p>THAKARSI MEENA</text:p>
          </table:table-cell>
          <table:table-cell office:value-type="string">
            <text:p>PINKY MEENA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417">
            <text:p>417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17" office:value-type="string">
            <text:p>05/03/2012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59">
            <text:p>159</text:p>
          </table:table-cell>
          <table:table-cell office:value-type="string">
            <text:p>VAISHANVI SHARMA</text:p>
          </table:table-cell>
          <table:table-cell office:value-type="string">
            <text:p>RAJESH KUAMR SHARMA</text:p>
          </table:table-cell>
          <table:table-cell office:value-type="string">
            <text:p>SANTOSH DEVI</text:p>
          </table:table-cell>
          <table:table-cell office:value-type="string">
            <text:p>Third</text:p>
          </table:table-cell>
          <table:table-cell office:value-type="string">
            <text:p>English</text:p>
          </table:table-cell>
          <table:table-cell office:value-type="float" office:value="181">
            <text:p>181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04/07/2012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60">
            <text:p>160</text:p>
          </table:table-cell>
          <table:table-cell office:value-type="string">
            <text:p>AASHISH MEENA</text:p>
          </table:table-cell>
          <table:table-cell office:value-type="string">
            <text:p>RAMBABU MEENA</text:p>
          </table:table-cell>
          <table:table-cell office:value-type="string">
            <text:p>SAROJ DEVI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141">
            <text:p>141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17" office:value-type="string">
            <text:p>09/09/2011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61">
            <text:p>161</text:p>
          </table:table-cell>
          <table:table-cell office:value-type="string">
            <text:p>ADITI SHARMA</text:p>
          </table:table-cell>
          <table:table-cell office:value-type="string">
            <text:p>KAILASH CHAND SHARMA</text:p>
          </table:table-cell>
          <table:table-cell office:value-type="string">
            <text:p>SEEMA SHARMA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479">
            <text:p>479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02/01/2009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62">
            <text:p>162</text:p>
          </table:table-cell>
          <table:table-cell office:value-type="string">
            <text:p>AJAY SHARMA</text:p>
          </table:table-cell>
          <table:table-cell office:value-type="string">
            <text:p>DINESH SHARMA</text:p>
          </table:table-cell>
          <table:table-cell office:value-type="string">
            <text:p>ANITA DEVI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280">
            <text:p>280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5/11/2010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63">
            <text:p>163</text:p>
          </table:table-cell>
          <table:table-cell office:value-type="string">
            <text:p>BITTU SAINI</text:p>
          </table:table-cell>
          <table:table-cell office:value-type="string">
            <text:p>ISHWARMAL</text:p>
          </table:table-cell>
          <table:table-cell office:value-type="string">
            <text:p>MAMTA SAINI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443">
            <text:p>443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table:style-name="ce17" office:value-type="string">
            <text:p>05/12/2009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64">
            <text:p>164</text:p>
          </table:table-cell>
          <table:table-cell office:value-type="string">
            <text:p>GAURI RAWAT</text:p>
          </table:table-cell>
          <table:table-cell office:value-type="string">
            <text:p>ANIL RAWAT</text:p>
          </table:table-cell>
          <table:table-cell office:value-type="string">
            <text:p>KIRAN DEVI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200">
            <text:p>200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10/10/2010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65">
            <text:p>165</text:p>
          </table:table-cell>
          <table:table-cell office:value-type="string">
            <text:p>KINJAL SHARMA</text:p>
          </table:table-cell>
          <table:table-cell office:value-type="string">
            <text:p>MUKESH KUMAR SHARMA</text:p>
          </table:table-cell>
          <table:table-cell office:value-type="string">
            <text:p>ANNU DEVI SHARMA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411">
            <text:p>411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01/01/2011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66">
            <text:p>166</text:p>
          </table:table-cell>
          <table:table-cell office:value-type="string">
            <text:p>LUCKY SHARMA</text:p>
          </table:table-cell>
          <table:table-cell office:value-type="string">
            <text:p>VINOD SHARMA</text:p>
          </table:table-cell>
          <table:table-cell office:value-type="string">
            <text:p>MONA DEVI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306">
            <text:p>306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5/06/2011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67">
            <text:p>167</text:p>
          </table:table-cell>
          <table:table-cell office:value-type="string">
            <text:p>MOHIT SHARMA</text:p>
          </table:table-cell>
          <table:table-cell office:value-type="string">
            <text:p>RAMESH CHAND SHARMA</text:p>
          </table:table-cell>
          <table:table-cell office:value-type="string">
            <text:p>REKHA SHARMA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375">
            <text:p>375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12/08/2011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68">
            <text:p>168</text:p>
          </table:table-cell>
          <table:table-cell office:value-type="string">
            <text:p>NAMAN SHARMA</text:p>
          </table:table-cell>
          <table:table-cell office:value-type="string">
            <text:p>SATYA PRAKASH SHARMA</text:p>
          </table:table-cell>
          <table:table-cell office:value-type="string">
            <text:p>POOJA DEVI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226">
            <text:p>226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5/02/2012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69">
            <text:p>169</text:p>
          </table:table-cell>
          <table:table-cell office:value-type="string">
            <text:p>NISHU RAIGAR</text:p>
          </table:table-cell>
          <table:table-cell office:value-type="string">
            <text:p>MUKESH RAIGAR</text:p>
          </table:table-cell>
          <table:table-cell office:value-type="string">
            <text:p>PINKI DEVI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125">
            <text:p>125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table:style-name="ce17" office:value-type="string">
            <text:p>08/07/2010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70">
            <text:p>170</text:p>
          </table:table-cell>
          <table:table-cell office:value-type="string">
            <text:p>RAVI MEHRA</text:p>
          </table:table-cell>
          <table:table-cell office:value-type="string">
            <text:p>KAILASH MEHRA</text:p>
          </table:table-cell>
          <table:table-cell office:value-type="string">
            <text:p>KALLI DEVI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487">
            <text:p>487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table:style-name="ce17" office:value-type="string">
            <text:p>08/07/2009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71">
            <text:p>171</text:p>
          </table:table-cell>
          <table:table-cell office:value-type="string">
            <text:p>RAVI RAWAT</text:p>
          </table:table-cell>
          <table:table-cell office:value-type="string">
            <text:p>ANKIT RAWAT</text:p>
          </table:table-cell>
          <table:table-cell office:value-type="string">
            <text:p>LAKSHMI RAWAT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164">
            <text:p>164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9/10/2010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72">
            <text:p>172</text:p>
          </table:table-cell>
          <table:table-cell office:value-type="string">
            <text:p>REKHA VERMA</text:p>
          </table:table-cell>
          <table:table-cell office:value-type="string">
            <text:p>BIRDHI CHAND VERMA</text:p>
          </table:table-cell>
          <table:table-cell office:value-type="string">
            <text:p>INDIRA DEVI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179">
            <text:p>179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office:value-type="string">
            <text:p>15/01/2012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73">
            <text:p>173</text:p>
          </table:table-cell>
          <table:table-cell office:value-type="string">
            <text:p>SAKSHI SHARMA</text:p>
          </table:table-cell>
          <table:table-cell office:value-type="string">
            <text:p>SATYA PRAKASH SHARMA</text:p>
          </table:table-cell>
          <table:table-cell office:value-type="string">
            <text:p>POOJA DEVI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227">
            <text:p>227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9/01/2011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74">
            <text:p>174</text:p>
          </table:table-cell>
          <table:table-cell office:value-type="string">
            <text:p>TANNU TIWARI</text:p>
          </table:table-cell>
          <table:table-cell office:value-type="string">
            <text:p>RAJENDRA PRASAD TIWARI</text:p>
          </table:table-cell>
          <table:table-cell office:value-type="string">
            <text:p>RAKHI</text:p>
          </table:table-cell>
          <table:table-cell office:value-type="string">
            <text:p>Fourth</text:p>
          </table:table-cell>
          <table:table-cell office:value-type="string">
            <text:p>English</text:p>
          </table:table-cell>
          <table:table-cell office:value-type="float" office:value="369">
            <text:p>369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25/01/2007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75">
            <text:p>175</text:p>
          </table:table-cell>
          <table:table-cell office:value-type="string">
            <text:p>AAKASH MEENA</text:p>
          </table:table-cell>
          <table:table-cell office:value-type="string">
            <text:p>KRISHNA LAL MEENA</text:p>
          </table:table-cell>
          <table:table-cell office:value-type="string">
            <text:p>ANITA MEENA</text:p>
          </table:table-cell>
          <table:table-cell office:value-type="string">
            <text:p>Fifth</text:p>
          </table:table-cell>
          <table:table-cell office:value-type="string">
            <text:p>English</text:p>
          </table:table-cell>
          <table:table-cell office:value-type="float" office:value="154">
            <text:p>154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17/12/2008</text:p>
          </table:table-cell>
          <table:table-cell office:value-type="string">
            <text:p>Not Applicable</text:p>
          </table:table-cell>
          <table:table-cell/>
        </table:table-row>
        <table:table-row table:style-name="ro4">
          <table:table-cell office:value-type="float" office:value="176">
            <text:p>176</text:p>
          </table:table-cell>
          <table:table-cell office:value-type="string">
            <text:p>ADITYA SHARMA</text:p>
          </table:table-cell>
          <table:table-cell office:value-type="string">
            <text:p>RAJU SHARMA</text:p>
          </table:table-cell>
          <table:table-cell office:value-type="string">
            <text:p>BADAM DEVI</text:p>
          </table:table-cell>
          <table:table-cell office:value-type="string">
            <text:p>Fifth</text:p>
          </table:table-cell>
          <table:table-cell office:value-type="string">
            <text:p>English</text:p>
          </table:table-cell>
          <table:table-cell office:value-type="float" office:value="281">
            <text:p>281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2/02/2011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77">
            <text:p>177</text:p>
          </table:table-cell>
          <table:table-cell office:value-type="string">
            <text:p>AKHILESH SHARMA</text:p>
          </table:table-cell>
          <table:table-cell office:value-type="string">
            <text:p>RAM CHARAN SHARMA</text:p>
          </table:table-cell>
          <table:table-cell office:value-type="string">
            <text:p>SANTRA DEVI</text:p>
          </table:table-cell>
          <table:table-cell office:value-type="string">
            <text:p>Fifth</text:p>
          </table:table-cell>
          <table:table-cell office:value-type="string">
            <text:p>English</text:p>
          </table:table-cell>
          <table:table-cell office:value-type="float" office:value="44">
            <text:p>44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3/11/2010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78">
            <text:p>178</text:p>
          </table:table-cell>
          <table:table-cell office:value-type="string">
            <text:p>ASHUTOSH JANGID</text:p>
          </table:table-cell>
          <table:table-cell office:value-type="string">
            <text:p>KANHAIYA LAL JANGID</text:p>
          </table:table-cell>
          <table:table-cell office:value-type="string">
            <text:p>MEENA DEVI</text:p>
          </table:table-cell>
          <table:table-cell office:value-type="string">
            <text:p>Fifth</text:p>
          </table:table-cell>
          <table:table-cell office:value-type="string">
            <text:p>English</text:p>
          </table:table-cell>
          <table:table-cell office:value-type="float" office:value="483">
            <text:p>483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office:value-type="string">
            <text:p>21/06/2010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79">
            <text:p>179</text:p>
          </table:table-cell>
          <table:table-cell office:value-type="string">
            <text:p>DEVASHISH SHARMA</text:p>
          </table:table-cell>
          <table:table-cell office:value-type="string">
            <text:p>RAJESH SHARAMA</text:p>
          </table:table-cell>
          <table:table-cell office:value-type="string">
            <text:p>SANTOSH SHARMA</text:p>
          </table:table-cell>
          <table:table-cell office:value-type="string">
            <text:p>Fifth</text:p>
          </table:table-cell>
          <table:table-cell office:value-type="string">
            <text:p>English</text:p>
          </table:table-cell>
          <table:table-cell office:value-type="float" office:value="145">
            <text:p>145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2/08/2009</text:p>
          </table:table-cell>
          <table:table-cell office:value-type="string">
            <text:p>Not Applicable</text:p>
          </table:table-cell>
          <table:table-cell/>
        </table:table-row>
        <table:table-row table:style-name="ro4">
          <table:table-cell office:value-type="float" office:value="180">
            <text:p>180</text:p>
          </table:table-cell>
          <table:table-cell office:value-type="string">
            <text:p>HARSH SHARMA</text:p>
          </table:table-cell>
          <table:table-cell office:value-type="string">
            <text:p>RADHESHYAM SHARMA</text:p>
          </table:table-cell>
          <table:table-cell office:value-type="string">
            <text:p>PINKI SHARMA</text:p>
          </table:table-cell>
          <table:table-cell office:value-type="string">
            <text:p>Fifth</text:p>
          </table:table-cell>
          <table:table-cell office:value-type="string">
            <text:p>English</text:p>
          </table:table-cell>
          <table:table-cell office:value-type="float" office:value="433">
            <text:p>433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6/10/2009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81">
            <text:p>181</text:p>
          </table:table-cell>
          <table:table-cell office:value-type="string">
            <text:p>LAKSHIT SHARMA</text:p>
          </table:table-cell>
          <table:table-cell office:value-type="string">
            <text:p>PRAMOD SHARMA</text:p>
          </table:table-cell>
          <table:table-cell office:value-type="string">
            <text:p>KANCHAN DEVI</text:p>
          </table:table-cell>
          <table:table-cell office:value-type="string">
            <text:p>Fifth</text:p>
          </table:table-cell>
          <table:table-cell office:value-type="string">
            <text:p>English</text:p>
          </table:table-cell>
          <table:table-cell office:value-type="float" office:value="50">
            <text:p>50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5/07/2009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82">
            <text:p>182</text:p>
          </table:table-cell>
          <table:table-cell office:value-type="string">
            <text:p>MEHTAB KHAN</text:p>
          </table:table-cell>
          <table:table-cell office:value-type="string">
            <text:p>CHUTTAN KHAN</text:p>
          </table:table-cell>
          <table:table-cell office:value-type="string">
            <text:p>NYANMT BEGAM</text:p>
          </table:table-cell>
          <table:table-cell office:value-type="string">
            <text:p>Fifth</text:p>
          </table:table-cell>
          <table:table-cell office:value-type="string">
            <text:p>English</text:p>
          </table:table-cell>
          <table:table-cell office:value-type="float" office:value="40">
            <text:p>40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1/01/2011</text:p>
          </table:table-cell>
          <table:table-cell office:value-type="string">
            <text:p>Not Applicable</text:p>
          </table:table-cell>
          <table:table-cell/>
        </table:table-row>
        <table:table-row table:style-name="ro4">
          <table:table-cell office:value-type="float" office:value="183">
            <text:p>183</text:p>
          </table:table-cell>
          <table:table-cell office:value-type="string">
            <text:p>MUSKAN SHARMA</text:p>
          </table:table-cell>
          <table:table-cell office:value-type="string">
            <text:p>HANUMAN SHARMA</text:p>
          </table:table-cell>
          <table:table-cell office:value-type="string">
            <text:p>SUNITA SHARMA</text:p>
          </table:table-cell>
          <table:table-cell office:value-type="string">
            <text:p>Fifth</text:p>
          </table:table-cell>
          <table:table-cell office:value-type="string">
            <text:p>English</text:p>
          </table:table-cell>
          <table:table-cell office:value-type="float" office:value="376">
            <text:p>376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26/03/2010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84">
            <text:p>184</text:p>
          </table:table-cell>
          <table:table-cell office:value-type="string">
            <text:p>RASHI SHARMA</text:p>
          </table:table-cell>
          <table:table-cell office:value-type="string">
            <text:p>GHANSHYAM SHARMA</text:p>
          </table:table-cell>
          <table:table-cell office:value-type="string">
            <text:p>KALAWATI DEVI</text:p>
          </table:table-cell>
          <table:table-cell office:value-type="string">
            <text:p>Fifth</text:p>
          </table:table-cell>
          <table:table-cell office:value-type="string">
            <text:p>English</text:p>
          </table:table-cell>
          <table:table-cell office:value-type="float" office:value="46">
            <text:p>46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4/08/2008</text:p>
          </table:table-cell>
          <table:table-cell office:value-type="string">
            <text:p>Not Applicable</text:p>
          </table:table-cell>
          <table:table-cell/>
        </table:table-row>
        <table:table-row table:style-name="ro4">
          <table:table-cell office:value-type="float" office:value="185">
            <text:p>185</text:p>
          </table:table-cell>
          <table:table-cell office:value-type="string">
            <text:p>SUVRAT MISHRA</text:p>
          </table:table-cell>
          <table:table-cell office:value-type="string">
            <text:p>SARWAN KUMAR MISHRA</text:p>
          </table:table-cell>
          <table:table-cell office:value-type="string">
            <text:p>NEERAJ SHARMA</text:p>
          </table:table-cell>
          <table:table-cell office:value-type="string">
            <text:p>Fifth</text:p>
          </table:table-cell>
          <table:table-cell office:value-type="string">
            <text:p>English</text:p>
          </table:table-cell>
          <table:table-cell office:value-type="float" office:value="361">
            <text:p>361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3/10/2009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86">
            <text:p>186</text:p>
          </table:table-cell>
          <table:table-cell office:value-type="string">
            <text:p>AASHU RAIGAR</text:p>
          </table:table-cell>
          <table:table-cell office:value-type="string">
            <text:p>MUKESH KUMAR RAIGAR</text:p>
          </table:table-cell>
          <table:table-cell office:value-type="string">
            <text:p>PINKI DEVI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132">
            <text:p>132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table:style-name="ce17" office:value-type="string">
            <text:p>01/01/2006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87">
            <text:p>187</text:p>
          </table:table-cell>
          <table:table-cell office:value-type="string">
            <text:p>ADITI SHARMA</text:p>
          </table:table-cell>
          <table:table-cell office:value-type="string">
            <text:p>RANJEET KUMAR SHARMA</text:p>
          </table:table-cell>
          <table:table-cell office:value-type="string">
            <text:p>PUSHPA SHARMA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303">
            <text:p>303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5/09/2011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88">
            <text:p>188</text:p>
          </table:table-cell>
          <table:table-cell office:value-type="string">
            <text:p>AMAR SINGH GURJAR</text:p>
          </table:table-cell>
          <table:table-cell office:value-type="string">
            <text:p>DHARM SINGH GURJAR</text:p>
          </table:table-cell>
          <table:table-cell office:value-type="string">
            <text:p>KAMLA DEVI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377">
            <text:p>377</text:p>
          </table:table-cell>
          <table:table-cell office:value-type="string">
            <text:p>SBC</text:p>
          </table:table-cell>
          <table:table-cell office:value-type="string">
            <text:p>Boy</text:p>
          </table:table-cell>
          <table:table-cell table:style-name="ce17" office:value-type="string">
            <text:p>12/11/2009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89">
            <text:p>189</text:p>
          </table:table-cell>
          <table:table-cell office:value-type="string">
            <text:p>ANKITA KUMAWAT</text:p>
          </table:table-cell>
          <table:table-cell office:value-type="string">
            <text:p>KAMLESH KUMAWAT</text:p>
          </table:table-cell>
          <table:table-cell office:value-type="string">
            <text:p>MALA DEVI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20">
            <text:p>20</text:p>
          </table:table-cell>
          <table:table-cell office:value-type="string">
            <text:p>OBC</text:p>
          </table:table-cell>
          <table:table-cell office:value-type="string">
            <text:p>Girl</text:p>
          </table:table-cell>
          <table:table-cell table:style-name="ce17" office:value-type="string">
            <text:p>02/06/2007</text:p>
          </table:table-cell>
          <table:table-cell office:value-type="string">
            <text:p>Not Applicable</text:p>
          </table:table-cell>
          <table:table-cell/>
        </table:table-row>
        <table:table-row table:style-name="ro4">
          <table:table-cell office:value-type="float" office:value="190">
            <text:p>190</text:p>
          </table:table-cell>
          <table:table-cell office:value-type="string">
            <text:p>HEMANT TIWARI</text:p>
          </table:table-cell>
          <table:table-cell office:value-type="string">
            <text:p>RAJENDRA PRASAD TIWARI</text:p>
          </table:table-cell>
          <table:table-cell office:value-type="string">
            <text:p>MAMTA TIWARI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420">
            <text:p>420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5/07/2009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91">
            <text:p>191</text:p>
          </table:table-cell>
          <table:table-cell office:value-type="string">
            <text:p>KHUSHI SHARMA</text:p>
          </table:table-cell>
          <table:table-cell office:value-type="string">
            <text:p>MUKESH SHARMA</text:p>
          </table:table-cell>
          <table:table-cell office:value-type="string">
            <text:p>KIRAN SHARMA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247">
            <text:p>247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09/07/2010</text:p>
          </table:table-cell>
          <table:table-cell office:value-type="string">
            <text:p>Not Applicable</text:p>
          </table:table-cell>
          <table:table-cell/>
        </table:table-row>
        <table:table-row table:style-name="ro4">
          <table:table-cell office:value-type="float" office:value="192">
            <text:p>192</text:p>
          </table:table-cell>
          <table:table-cell office:value-type="string">
            <text:p>KRISHAN KUMAR MEENA</text:p>
          </table:table-cell>
          <table:table-cell office:value-type="string">
            <text:p>KALU RAM MEENA</text:p>
          </table:table-cell>
          <table:table-cell office:value-type="string">
            <text:p>ANITA DEVI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85">
            <text:p>85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17" office:value-type="string">
            <text:p>01/01/2010</text:p>
          </table:table-cell>
          <table:table-cell office:value-type="string">
            <text:p>Not Applicable</text:p>
          </table:table-cell>
          <table:table-cell/>
        </table:table-row>
        <table:table-row table:style-name="ro4">
          <table:table-cell office:value-type="float" office:value="193">
            <text:p>193</text:p>
          </table:table-cell>
          <table:table-cell office:value-type="string">
            <text:p>MOHIT MEENA</text:p>
          </table:table-cell>
          <table:table-cell office:value-type="string">
            <text:p>CHETAN PRAKASH MEENA</text:p>
          </table:table-cell>
          <table:table-cell office:value-type="string">
            <text:p>NEHAINA DEVI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468">
            <text:p>468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24/08/2010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94">
            <text:p>194</text:p>
          </table:table-cell>
          <table:table-cell office:value-type="string">
            <text:p>NARESH SHARMA</text:p>
          </table:table-cell>
          <table:table-cell office:value-type="string">
            <text:p>RAM RAY SHARMA</text:p>
          </table:table-cell>
          <table:table-cell office:value-type="string">
            <text:p>MANJU DEVI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362">
            <text:p>362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8/08/2008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95">
            <text:p>195</text:p>
          </table:table-cell>
          <table:table-cell office:value-type="string">
            <text:p>NEHA MEENA</text:p>
          </table:table-cell>
          <table:table-cell office:value-type="string">
            <text:p>JAI NARAYAN MEENA</text:p>
          </table:table-cell>
          <table:table-cell office:value-type="string">
            <text:p>MANNA DEVI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450">
            <text:p>450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office:value-type="string">
            <text:p>26/03/2008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96">
            <text:p>196</text:p>
          </table:table-cell>
          <table:table-cell office:value-type="string">
            <text:p>RAJ SHREE TIWARI</text:p>
          </table:table-cell>
          <table:table-cell office:value-type="string">
            <text:p>SHIVSHANKAR TIWARI</text:p>
          </table:table-cell>
          <table:table-cell office:value-type="string">
            <text:p>SONU TIWARI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370">
            <text:p>370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11/06/2009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97">
            <text:p>197</text:p>
          </table:table-cell>
          <table:table-cell office:value-type="string">
            <text:p>RAMKESH PRAJAPAT</text:p>
          </table:table-cell>
          <table:table-cell office:value-type="string">
            <text:p>SHANKAR LAL PRAJAPAT</text:p>
          </table:table-cell>
          <table:table-cell office:value-type="string">
            <text:p>SUMAN DEVI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481">
            <text:p>481</text:p>
          </table:table-cell>
          <table:table-cell office:value-type="string">
            <text:p>OBC</text:p>
          </table:table-cell>
          <table:table-cell office:value-type="string">
            <text:p>Boy</text:p>
          </table:table-cell>
          <table:table-cell table:style-name="ce17" office:value-type="string">
            <text:p>07/08/2007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198">
            <text:p>198</text:p>
          </table:table-cell>
          <table:table-cell office:value-type="string">
            <text:p>TANISH SHARMA</text:p>
          </table:table-cell>
          <table:table-cell office:value-type="string">
            <text:p>RAM RAI SHARMA</text:p>
          </table:table-cell>
          <table:table-cell office:value-type="string">
            <text:p>KRISHNA SHARMA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104">
            <text:p>104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4/02/2009</text:p>
          </table:table-cell>
          <table:table-cell office:value-type="string">
            <text:p>Not Applicable</text:p>
          </table:table-cell>
          <table:table-cell/>
        </table:table-row>
        <table:table-row table:style-name="ro4">
          <table:table-cell office:value-type="float" office:value="199">
            <text:p>199</text:p>
          </table:table-cell>
          <table:table-cell office:value-type="string">
            <text:p>VANDANA SHARMA</text:p>
          </table:table-cell>
          <table:table-cell office:value-type="string">
            <text:p>RAMESH CHAND SHARMA</text:p>
          </table:table-cell>
          <table:table-cell office:value-type="string">
            <text:p>ASHA SHARMA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305">
            <text:p>305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24/09/2006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00">
            <text:p>200</text:p>
          </table:table-cell>
          <table:table-cell office:value-type="string">
            <text:p>VINITA SHARMA</text:p>
          </table:table-cell>
          <table:table-cell office:value-type="string">
            <text:p>GURUBAKSH SHARMA</text:p>
          </table:table-cell>
          <table:table-cell office:value-type="string">
            <text:p>ANITA DEVI</text:p>
          </table:table-cell>
          <table:table-cell office:value-type="string">
            <text:p>Sixth</text:p>
          </table:table-cell>
          <table:table-cell office:value-type="string">
            <text:p>English</text:p>
          </table:table-cell>
          <table:table-cell office:value-type="float" office:value="102">
            <text:p>102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12/11/2008</text:p>
          </table:table-cell>
          <table:table-cell office:value-type="string">
            <text:p>Not Applicable</text:p>
          </table:table-cell>
          <table:table-cell/>
        </table:table-row>
        <table:table-row table:style-name="ro4">
          <table:table-cell office:value-type="float" office:value="201">
            <text:p>201</text:p>
          </table:table-cell>
          <table:table-cell office:value-type="string">
            <text:p>AARYAN SHARMA</text:p>
          </table:table-cell>
          <table:table-cell office:value-type="string">
            <text:p>DAYA RAM SHARMA</text:p>
          </table:table-cell>
          <table:table-cell office:value-type="string">
            <text:p>KALLU DEVI SHARMA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69">
            <text:p>69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6/03/2007</text:p>
          </table:table-cell>
          <table:table-cell office:value-type="string">
            <text:p>Not Applicable</text:p>
          </table:table-cell>
          <table:table-cell/>
        </table:table-row>
        <table:table-row table:style-name="ro4">
          <table:table-cell office:value-type="float" office:value="202">
            <text:p>202</text:p>
          </table:table-cell>
          <table:table-cell office:value-type="string">
            <text:p>ABHISHEK SHARMA</text:p>
          </table:table-cell>
          <table:table-cell office:value-type="string">
            <text:p>RAJU SHARMA</text:p>
          </table:table-cell>
          <table:table-cell office:value-type="string">
            <text:p>BADAM DEVI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304">
            <text:p>304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30/11/2009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03">
            <text:p>203</text:p>
          </table:table-cell>
          <table:table-cell office:value-type="string">
            <text:p>ANSHU MEENA</text:p>
          </table:table-cell>
          <table:table-cell office:value-type="string">
            <text:p>RAMBABU MEENA</text:p>
          </table:table-cell>
          <table:table-cell office:value-type="string">
            <text:p>SAROJ DEVI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83">
            <text:p>83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17" office:value-type="string">
            <text:p>01/12/2008</text:p>
          </table:table-cell>
          <table:table-cell office:value-type="string">
            <text:p>Not Applicable</text:p>
          </table:table-cell>
          <table:table-cell/>
        </table:table-row>
        <table:table-row table:style-name="ro4">
          <table:table-cell office:value-type="float" office:value="204">
            <text:p>204</text:p>
          </table:table-cell>
          <table:table-cell office:value-type="string">
            <text:p>ARYAMAN SHARMA</text:p>
          </table:table-cell>
          <table:table-cell office:value-type="string">
            <text:p>MUKESH SHARMA</text:p>
          </table:table-cell>
          <table:table-cell office:value-type="string">
            <text:p>KIRAN SHARMA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249">
            <text:p>249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2/01/2009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05">
            <text:p>205</text:p>
          </table:table-cell>
          <table:table-cell office:value-type="string">
            <text:p>DEEPIKA PRAJAPATI</text:p>
          </table:table-cell>
          <table:table-cell office:value-type="string">
            <text:p>KAMAL KISHOR KUMHAR</text:p>
          </table:table-cell>
          <table:table-cell office:value-type="string">
            <text:p>ANITA DEVI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26">
            <text:p>26</text:p>
          </table:table-cell>
          <table:table-cell office:value-type="string">
            <text:p>OBC</text:p>
          </table:table-cell>
          <table:table-cell office:value-type="string">
            <text:p>Girl</text:p>
          </table:table-cell>
          <table:table-cell office:value-type="string">
            <text:p>21/12/2006</text:p>
          </table:table-cell>
          <table:table-cell office:value-type="string">
            <text:p>Not Applicable</text:p>
          </table:table-cell>
          <table:table-cell/>
        </table:table-row>
        <table:table-row table:style-name="ro4">
          <table:table-cell office:value-type="float" office:value="206">
            <text:p>206</text:p>
          </table:table-cell>
          <table:table-cell office:value-type="string">
            <text:p>KANAK SHARMA</text:p>
          </table:table-cell>
          <table:table-cell office:value-type="string">
            <text:p>KAMLESH SHARMA</text:p>
          </table:table-cell>
          <table:table-cell office:value-type="string">
            <text:p>MANISHA DEVI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48">
            <text:p>48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12/11/2005</text:p>
          </table:table-cell>
          <table:table-cell office:value-type="string">
            <text:p>Not Applicable</text:p>
          </table:table-cell>
          <table:table-cell/>
        </table:table-row>
        <table:table-row table:style-name="ro4">
          <table:table-cell office:value-type="float" office:value="207">
            <text:p>207</text:p>
          </table:table-cell>
          <table:table-cell office:value-type="string">
            <text:p>KANIKA SHARMA</text:p>
          </table:table-cell>
          <table:table-cell office:value-type="string">
            <text:p>RAMBABU SHARMA</text:p>
          </table:table-cell>
          <table:table-cell office:value-type="string">
            <text:p>MADHU BALA SHARMA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70">
            <text:p>70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7/09/2008</text:p>
          </table:table-cell>
          <table:table-cell office:value-type="string">
            <text:p>Not Applicable</text:p>
          </table:table-cell>
          <table:table-cell/>
        </table:table-row>
        <table:table-row table:style-name="ro4">
          <table:table-cell office:value-type="float" office:value="208">
            <text:p>208</text:p>
          </table:table-cell>
          <table:table-cell office:value-type="string">
            <text:p>PALAK SHARMA</text:p>
          </table:table-cell>
          <table:table-cell office:value-type="string">
            <text:p>GHANSHYAM SHARMA</text:p>
          </table:table-cell>
          <table:table-cell office:value-type="string">
            <text:p>KALAWATI DEVI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45">
            <text:p>45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15/07/2005</text:p>
          </table:table-cell>
          <table:table-cell office:value-type="string">
            <text:p>Not Applicable</text:p>
          </table:table-cell>
          <table:table-cell/>
        </table:table-row>
        <table:table-row table:style-name="ro4">
          <table:table-cell office:value-type="float" office:value="209">
            <text:p>209</text:p>
          </table:table-cell>
          <table:table-cell office:value-type="string">
            <text:p>PUSPENDRA SHARMA</text:p>
          </table:table-cell>
          <table:table-cell office:value-type="string">
            <text:p>GIRIRAJ PRASAD SHARMA</text:p>
          </table:table-cell>
          <table:table-cell office:value-type="string">
            <text:p>USHA DEVI SHARMA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204">
            <text:p>204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9/07/2008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10">
            <text:p>210</text:p>
          </table:table-cell>
          <table:table-cell office:value-type="string">
            <text:p>RAKSHANSH DESHMUKH</text:p>
          </table:table-cell>
          <table:table-cell office:value-type="string">
            <text:p>SHIV RAJ DESHMUKH</text:p>
          </table:table-cell>
          <table:table-cell office:value-type="string">
            <text:p>NEELAM DESHMUKH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246">
            <text:p>246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1/01/2009</text:p>
          </table:table-cell>
          <table:table-cell office:value-type="string">
            <text:p>Not Applicable</text:p>
          </table:table-cell>
          <table:table-cell/>
        </table:table-row>
        <table:table-row table:style-name="ro4">
          <table:table-cell office:value-type="float" office:value="211">
            <text:p>211</text:p>
          </table:table-cell>
          <table:table-cell office:value-type="string">
            <text:p>RITIKA SHARMA</text:p>
          </table:table-cell>
          <table:table-cell office:value-type="string">
            <text:p>VIJAY KUMAR SHARMA</text:p>
          </table:table-cell>
          <table:table-cell office:value-type="string">
            <text:p>ARCHANA SHARMA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10">
            <text:p>10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11/08/2007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12">
            <text:p>212</text:p>
          </table:table-cell>
          <table:table-cell office:value-type="string">
            <text:p>VICKEY VERMA</text:p>
          </table:table-cell>
          <table:table-cell office:value-type="string">
            <text:p>BIRDI CHAND VERMA</text:p>
          </table:table-cell>
          <table:table-cell office:value-type="string">
            <text:p>INDIRA DEVI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22">
            <text:p>22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table:style-name="ce17" office:value-type="string">
            <text:p>07/02/2007</text:p>
          </table:table-cell>
          <table:table-cell office:value-type="string">
            <text:p>Not Applicable</text:p>
          </table:table-cell>
          <table:table-cell/>
        </table:table-row>
        <table:table-row table:style-name="ro4">
          <table:table-cell office:value-type="float" office:value="213">
            <text:p>213</text:p>
          </table:table-cell>
          <table:table-cell office:value-type="string">
            <text:p>ZAHEER KHAN</text:p>
          </table:table-cell>
          <table:table-cell office:value-type="string">
            <text:p>CHUTTAN KHAN</text:p>
          </table:table-cell>
          <table:table-cell office:value-type="string">
            <text:p>NYAMAT BANO</text:p>
          </table:table-cell>
          <table:table-cell office:value-type="string">
            <text:p>Seventh</text:p>
          </table:table-cell>
          <table:table-cell office:value-type="string">
            <text:p>English</text:p>
          </table:table-cell>
          <table:table-cell office:value-type="float" office:value="39">
            <text:p>39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6/02/2009</text:p>
          </table:table-cell>
          <table:table-cell office:value-type="string">
            <text:p>Not Applicable</text:p>
          </table:table-cell>
          <table:table-cell/>
        </table:table-row>
        <table:table-row table:style-name="ro4">
          <table:table-cell office:value-type="float" office:value="214">
            <text:p>214</text:p>
          </table:table-cell>
          <table:table-cell office:value-type="string">
            <text:p>AMAN MEENA</text:p>
          </table:table-cell>
          <table:table-cell office:value-type="string">
            <text:p>HARI NARAYAN MEENA</text:p>
          </table:table-cell>
          <table:table-cell office:value-type="string">
            <text:p>LEELA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366">
            <text:p>366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17" office:value-type="string">
            <text:p>04/03/2006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15">
            <text:p>215</text:p>
          </table:table-cell>
          <table:table-cell office:value-type="string">
            <text:p>AMIT MEENA</text:p>
          </table:table-cell>
          <table:table-cell office:value-type="string">
            <text:p>RAM KISHOR MEENA</text:p>
          </table:table-cell>
          <table:table-cell office:value-type="string">
            <text:p>SAPNA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419">
            <text:p>419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17" office:value-type="string">
            <text:p>01/01/2011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16">
            <text:p>216</text:p>
          </table:table-cell>
          <table:table-cell office:value-type="string">
            <text:p>AMIT MEENA</text:p>
          </table:table-cell>
          <table:table-cell office:value-type="string">
            <text:p>SURESH MEENA</text:p>
          </table:table-cell>
          <table:table-cell office:value-type="string">
            <text:p>RAMPATI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256">
            <text:p>256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19/02/2008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17">
            <text:p>217</text:p>
          </table:table-cell>
          <table:table-cell office:value-type="string">
            <text:p>ASHISH KUMAR MEENA</text:p>
          </table:table-cell>
          <table:table-cell office:value-type="string">
            <text:p>PRADEEP MEENA</text:p>
          </table:table-cell>
          <table:table-cell office:value-type="string">
            <text:p>SUNITA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402">
            <text:p>402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16/12/2009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18">
            <text:p>218</text:p>
          </table:table-cell>
          <table:table-cell office:value-type="string">
            <text:p>BHAVESH TIWARI</text:p>
          </table:table-cell>
          <table:table-cell office:value-type="string">
            <text:p>YASHODHAR TIWARI</text:p>
          </table:table-cell>
          <table:table-cell office:value-type="string">
            <text:p>CHANDRA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401">
            <text:p>401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2/04/200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19">
            <text:p>219</text:p>
          </table:table-cell>
          <table:table-cell office:value-type="string">
            <text:p>DILKHUSH MEENA</text:p>
          </table:table-cell>
          <table:table-cell office:value-type="string">
            <text:p>BANWARI LAL MEENA</text:p>
          </table:table-cell>
          <table:table-cell office:value-type="string">
            <text:p>RAM DULARI MEENA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409">
            <text:p>409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20/04/2006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20">
            <text:p>220</text:p>
          </table:table-cell>
          <table:table-cell office:value-type="string">
            <text:p>GOURV SHARMA</text:p>
          </table:table-cell>
          <table:table-cell office:value-type="string">
            <text:p>KAMLESH KUMAR SHARMA</text:p>
          </table:table-cell>
          <table:table-cell office:value-type="string">
            <text:p>MANISHA DEVI SHARMA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257">
            <text:p>257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4/07/2006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21">
            <text:p>221</text:p>
          </table:table-cell>
          <table:table-cell office:value-type="string">
            <text:p>JATIN RAJ MEENA</text:p>
          </table:table-cell>
          <table:table-cell office:value-type="string">
            <text:p>ASHOK KUMAR MEENA</text:p>
          </table:table-cell>
          <table:table-cell office:value-type="string">
            <text:p>MEERA MEENA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259">
            <text:p>259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17" office:value-type="string">
            <text:p>01/01/2007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22">
            <text:p>222</text:p>
          </table:table-cell>
          <table:table-cell office:value-type="string">
            <text:p>KULDEEP MEENA</text:p>
          </table:table-cell>
          <table:table-cell office:value-type="string">
            <text:p>DAYAL CHAND MEENA</text:p>
          </table:table-cell>
          <table:table-cell office:value-type="string">
            <text:p>KRISHNA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261">
            <text:p>261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17/04/2010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23">
            <text:p>223</text:p>
          </table:table-cell>
          <table:table-cell office:value-type="string">
            <text:p>NARENDRA NAWARIYA</text:p>
          </table:table-cell>
          <table:table-cell office:value-type="string">
            <text:p>RAJENDRA NAWARIYA</text:p>
          </table:table-cell>
          <table:table-cell office:value-type="string">
            <text:p>MEENA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266">
            <text:p>266</text:p>
          </table:table-cell>
          <table:table-cell office:value-type="string">
            <text:p>SC</text:p>
          </table:table-cell>
          <table:table-cell office:value-type="string">
            <text:p>Boy</text:p>
          </table:table-cell>
          <table:table-cell office:value-type="string">
            <text:p>17/07/2008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24">
            <text:p>224</text:p>
          </table:table-cell>
          <table:table-cell office:value-type="string">
            <text:p>PAYAL SHARMA</text:p>
          </table:table-cell>
          <table:table-cell office:value-type="string">
            <text:p>MUKESH KUMAR SHARMA</text:p>
          </table:table-cell>
          <table:table-cell office:value-type="string">
            <text:p>MEERA SHARMA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405">
            <text:p>405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01/01/2008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25">
            <text:p>225</text:p>
          </table:table-cell>
          <table:table-cell office:value-type="string">
            <text:p>SHUBHAM SHARMA</text:p>
          </table:table-cell>
          <table:table-cell office:value-type="string">
            <text:p>KAILASH CHAND SHARMA</text:p>
          </table:table-cell>
          <table:table-cell office:value-type="string">
            <text:p>SHEELA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399">
            <text:p>399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12/09/200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26">
            <text:p>226</text:p>
          </table:table-cell>
          <table:table-cell office:value-type="string">
            <text:p>SONA GURJAR</text:p>
          </table:table-cell>
          <table:table-cell office:value-type="string">
            <text:p>DHARM SINGH GURJAR</text:p>
          </table:table-cell>
          <table:table-cell office:value-type="string">
            <text:p>KAMLA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378">
            <text:p>378</text:p>
          </table:table-cell>
          <table:table-cell office:value-type="string">
            <text:p>SBC</text:p>
          </table:table-cell>
          <table:table-cell office:value-type="string">
            <text:p>Girl</text:p>
          </table:table-cell>
          <table:table-cell table:style-name="ce17" office:value-type="string">
            <text:p>01/07/2006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27">
            <text:p>227</text:p>
          </table:table-cell>
          <table:table-cell office:value-type="string">
            <text:p>SUMIT SHARMA</text:p>
          </table:table-cell>
          <table:table-cell office:value-type="string">
            <text:p>BANWARI LAL SHARMA</text:p>
          </table:table-cell>
          <table:table-cell office:value-type="string">
            <text:p>KAMLA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480">
            <text:p>480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1/07/2006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28">
            <text:p>228</text:p>
          </table:table-cell>
          <table:table-cell office:value-type="string">
            <text:p>SURAJ MEENA</text:p>
          </table:table-cell>
          <table:table-cell office:value-type="string">
            <text:p>NAND KISHOR MEENA</text:p>
          </table:table-cell>
          <table:table-cell office:value-type="string">
            <text:p>POONAM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264">
            <text:p>264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17" office:value-type="string">
            <text:p>07/07/2007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29">
            <text:p>229</text:p>
          </table:table-cell>
          <table:table-cell office:value-type="string">
            <text:p>SWAPNIL TIWARI</text:p>
          </table:table-cell>
          <table:table-cell office:value-type="string">
            <text:p>JAGDISH TIWARI</text:p>
          </table:table-cell>
          <table:table-cell office:value-type="string">
            <text:p>REKHA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471">
            <text:p>471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4/04/2008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30">
            <text:p>230</text:p>
          </table:table-cell>
          <table:table-cell office:value-type="string">
            <text:p>YASHVERDHAN SINGH</text:p>
          </table:table-cell>
          <table:table-cell office:value-type="string">
            <text:p>ASHOK SINGH</text:p>
          </table:table-cell>
          <table:table-cell office:value-type="string">
            <text:p>HEMA DEVI</text:p>
          </table:table-cell>
          <table:table-cell office:value-type="string">
            <text:p>Eigth</text:p>
          </table:table-cell>
          <table:table-cell office:value-type="string">
            <text:p>English</text:p>
          </table:table-cell>
          <table:table-cell office:value-type="float" office:value="403">
            <text:p>403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table:style-name="ce17" office:value-type="string">
            <text:p>05/10/2006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31">
            <text:p>231</text:p>
          </table:table-cell>
          <table:table-cell office:value-type="string">
            <text:p>MOHAMMAD SARFARAJ</text:p>
          </table:table-cell>
          <table:table-cell office:value-type="string">
            <text:p>NAWAB MOHAMMAD KHAN</text:p>
          </table:table-cell>
          <table:table-cell office:value-type="string">
            <text:p>RAISA</text:p>
          </table:table-cell>
          <table:table-cell office:value-type="string">
            <text:p>Ninth</text:p>
          </table:table-cell>
          <table:table-cell office:value-type="string">
            <text:p>English</text:p>
          </table:table-cell>
          <table:table-cell office:value-type="float" office:value="363">
            <text:p>363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30/09/2006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32">
            <text:p>232</text:p>
          </table:table-cell>
          <table:table-cell office:value-type="string">
            <text:p>SAKSHI SHARMA</text:p>
          </table:table-cell>
          <table:table-cell office:value-type="string">
            <text:p>RAJENDRA KUMAR SHARMA</text:p>
          </table:table-cell>
          <table:table-cell office:value-type="string">
            <text:p>MITHLESH SHARMA</text:p>
          </table:table-cell>
          <table:table-cell office:value-type="string">
            <text:p>Ninth</text:p>
          </table:table-cell>
          <table:table-cell office:value-type="string">
            <text:p>English</text:p>
          </table:table-cell>
          <table:table-cell office:value-type="float" office:value="301">
            <text:p>301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table:style-name="ce17" office:value-type="string">
            <text:p>09/11/200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33">
            <text:p>233</text:p>
          </table:table-cell>
          <table:table-cell office:value-type="string">
            <text:p>SALONI SHARMA</text:p>
          </table:table-cell>
          <table:table-cell office:value-type="string">
            <text:p>RAMBABU SHARMA</text:p>
          </table:table-cell>
          <table:table-cell office:value-type="string">
            <text:p>MADHU BALA SHARMA</text:p>
          </table:table-cell>
          <table:table-cell office:value-type="string">
            <text:p>Ninth</text:p>
          </table:table-cell>
          <table:table-cell office:value-type="string">
            <text:p>English</text:p>
          </table:table-cell>
          <table:table-cell office:value-type="float" office:value="262">
            <text:p>262</text:p>
          </table:table-cell>
          <table:table-cell office:value-type="string">
            <text:p>GENERAL</text:p>
          </table:table-cell>
          <table:table-cell office:value-type="string">
            <text:p>Girl</text:p>
          </table:table-cell>
          <table:table-cell office:value-type="string">
            <text:p>24/09/2006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34">
            <text:p>234</text:p>
          </table:table-cell>
          <table:table-cell office:value-type="string">
            <text:p>SUMAN VERMA</text:p>
          </table:table-cell>
          <table:table-cell office:value-type="string">
            <text:p>BIRDI CHAND VERMA</text:p>
          </table:table-cell>
          <table:table-cell office:value-type="string">
            <text:p>INDRA DEVI</text:p>
          </table:table-cell>
          <table:table-cell office:value-type="string">
            <text:p>Ninth</text:p>
          </table:table-cell>
          <table:table-cell office:value-type="string">
            <text:p>English</text:p>
          </table:table-cell>
          <table:table-cell office:value-type="float" office:value="316">
            <text:p>316</text:p>
          </table:table-cell>
          <table:table-cell office:value-type="string">
            <text:p>SC</text:p>
          </table:table-cell>
          <table:table-cell office:value-type="string">
            <text:p>Girl</text:p>
          </table:table-cell>
          <table:table-cell office:value-type="string">
            <text:p>30/10/200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35">
            <text:p>235</text:p>
          </table:table-cell>
          <table:table-cell office:value-type="string">
            <text:p>DHEERAJ SHARMA</text:p>
          </table:table-cell>
          <table:table-cell office:value-type="string">
            <text:p>KRISHNA KUMAR SHARMA</text:p>
          </table:table-cell>
          <table:table-cell office:value-type="string">
            <text:p>SITA DEVI SHARMA</text:p>
          </table:table-cell>
          <table:table-cell office:value-type="string">
            <text:p>Tenth</text:p>
          </table:table-cell>
          <table:table-cell office:value-type="string">
            <text:p>English</text:p>
          </table:table-cell>
          <table:table-cell office:value-type="float" office:value="398">
            <text:p>398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23/09/200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36">
            <text:p>236</text:p>
          </table:table-cell>
          <table:table-cell office:value-type="string">
            <text:p>NITESH MEENA</text:p>
          </table:table-cell>
          <table:table-cell office:value-type="string">
            <text:p>THAKUR SINGH</text:p>
          </table:table-cell>
          <table:table-cell office:value-type="string">
            <text:p>PREMA DEVI</text:p>
          </table:table-cell>
          <table:table-cell office:value-type="string">
            <text:p>Tenth</text:p>
          </table:table-cell>
          <table:table-cell office:value-type="string">
            <text:p>English</text:p>
          </table:table-cell>
          <table:table-cell office:value-type="float" office:value="298">
            <text:p>298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office:value-type="string">
            <text:p>17/08/2006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37">
            <text:p>237</text:p>
          </table:table-cell>
          <table:table-cell office:value-type="string">
            <text:p>PRIYANSHU JOSHI</text:p>
          </table:table-cell>
          <table:table-cell office:value-type="string">
            <text:p>GOVIND PRASAD JOSHI</text:p>
          </table:table-cell>
          <table:table-cell office:value-type="string">
            <text:p>INDRA DEVI JOSHI</text:p>
          </table:table-cell>
          <table:table-cell office:value-type="string">
            <text:p>Tenth</text:p>
          </table:table-cell>
          <table:table-cell office:value-type="string">
            <text:p>English</text:p>
          </table:table-cell>
          <table:table-cell office:value-type="float" office:value="379">
            <text:p>379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5/03/2006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38">
            <text:p>238</text:p>
          </table:table-cell>
          <table:table-cell office:value-type="string">
            <text:p>ROHIT MEENA</text:p>
          </table:table-cell>
          <table:table-cell office:value-type="string">
            <text:p>KANCHAN MEENA</text:p>
          </table:table-cell>
          <table:table-cell office:value-type="string">
            <text:p>SUSHILA DEVI</text:p>
          </table:table-cell>
          <table:table-cell office:value-type="string">
            <text:p>Tenth</text:p>
          </table:table-cell>
          <table:table-cell office:value-type="string">
            <text:p>English</text:p>
          </table:table-cell>
          <table:table-cell office:value-type="float" office:value="351">
            <text:p>351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17" office:value-type="string">
            <text:p>01/04/2004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39">
            <text:p>239</text:p>
          </table:table-cell>
          <table:table-cell office:value-type="string">
            <text:p>SANJAY MEENA</text:p>
          </table:table-cell>
          <table:table-cell office:value-type="string">
            <text:p>ASHOK KUMAR MEENA</text:p>
          </table:table-cell>
          <table:table-cell office:value-type="string">
            <text:p>MEERA DEVI</text:p>
          </table:table-cell>
          <table:table-cell office:value-type="string">
            <text:p>Tenth</text:p>
          </table:table-cell>
          <table:table-cell office:value-type="string">
            <text:p>English</text:p>
          </table:table-cell>
          <table:table-cell office:value-type="float" office:value="328">
            <text:p>328</text:p>
          </table:table-cell>
          <table:table-cell office:value-type="string">
            <text:p>ST</text:p>
          </table:table-cell>
          <table:table-cell office:value-type="string">
            <text:p>Boy</text:p>
          </table:table-cell>
          <table:table-cell table:style-name="ce17" office:value-type="string">
            <text:p>02/07/200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40">
            <text:p>240</text:p>
          </table:table-cell>
          <table:table-cell office:value-type="string">
            <text:p>UDAY CHAND SHARMA</text:p>
          </table:table-cell>
          <table:table-cell office:value-type="string">
            <text:p>GIRRAJ PRASAD SHARMA</text:p>
          </table:table-cell>
          <table:table-cell office:value-type="string">
            <text:p>SITA DEVI</text:p>
          </table:table-cell>
          <table:table-cell office:value-type="string">
            <text:p>Tenth</text:p>
          </table:table-cell>
          <table:table-cell office:value-type="string">
            <text:p>English</text:p>
          </table:table-cell>
          <table:table-cell office:value-type="float" office:value="325">
            <text:p>325</text:p>
          </table:table-cell>
          <table:table-cell office:value-type="string">
            <text:p>GENERAL</text:p>
          </table:table-cell>
          <table:table-cell office:value-type="string">
            <text:p>Boy</text:p>
          </table:table-cell>
          <table:table-cell office:value-type="string">
            <text:p>14/12/2005</text:p>
          </table:table-cell>
          <table:table-cell office:value-type="string">
            <text:p>NO</text:p>
          </table:table-cell>
          <table:table-cell/>
        </table:table-row>
        <table:table-row table:style-name="ro4">
          <table:table-cell office:value-type="float" office:value="241">
            <text:p>241</text:p>
          </table:table-cell>
          <table:table-cell office:value-type="string">
            <text:p>VIJAY BHARTI MEENA</text:p>
          </table:table-cell>
          <table:table-cell office:value-type="string">
            <text:p>HARI NARAYAN MEENA</text:p>
          </table:table-cell>
          <table:table-cell office:value-type="string">
            <text:p>LEELA DEVI</text:p>
          </table:table-cell>
          <table:table-cell office:value-type="string">
            <text:p>Tenth</text:p>
          </table:table-cell>
          <table:table-cell office:value-type="string">
            <text:p>English</text:p>
          </table:table-cell>
          <table:table-cell office:value-type="float" office:value="368">
            <text:p>368</text:p>
          </table:table-cell>
          <table:table-cell office:value-type="string">
            <text:p>ST</text:p>
          </table:table-cell>
          <table:table-cell office:value-type="string">
            <text:p>Girl</text:p>
          </table:table-cell>
          <table:table-cell table:style-name="ce17" office:value-type="string">
            <text:p>09/02/2005</text:p>
          </table:table-cell>
          <table:table-cell office:value-type="string">
            <text:p>N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0/00/0000</text:date>, <text:time style:data-style-name="N2" text:time-value="0000-00-00T10:20:26.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5:35:13.53</meta:creation-date>
    <dc:date>2019-09-11T10:36:30.33</dc:date>
    <meta:editing-duration>PT47S</meta:editing-duration>
    <meta:editing-cycles>5</meta:editing-cycles>
    <meta:generator>LibreOffice/3.6$Windows_x86 LibreOffice_project/2ef5aff-a6fb0ff-166bdff-cf087ad-0f1389</meta:generator>
    <meta:document-statistic meta:table-count="3" meta:cell-count="2965" meta:object-count="0"/>
  </office:meta>
</office:document-meta>
</file>